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float" office:value="0.0000259876251221" calcext:value-type="float">
            <text:p>2.60E-005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0.0101721286774" calcext:value-type="float">
            <text:p>0.0101721287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0.0202939510345" calcext:value-type="float">
            <text:p>0.020293951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0.0304191112518" calcext:value-type="float">
            <text:p>0.0304191113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0.0405170917511" calcext:value-type="float">
            <text:p>0.0405170918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0.0506360530853" calcext:value-type="float">
            <text:p>0.0506360531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0.0607521533966" calcext:value-type="float">
            <text:p>0.0607521534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0.0708560943604" calcext:value-type="float">
            <text:p>0.0708560944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0.0809609889984" calcext:value-type="float">
            <text:p>0.080960989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0.0910921096802" calcext:value-type="float">
            <text:p>0.0910921097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0.101186990738" calcext:value-type="float">
            <text:p>0.1011869907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0.111319065094" calcext:value-type="float">
            <text:p>0.1113190651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0.121452093124" calcext:value-type="float">
            <text:p>0.1214520931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0.13157916069" calcext:value-type="float">
            <text:p>0.1315791607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0.141710042953" calcext:value-type="float">
            <text:p>0.141710043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0.151843070984" calcext:value-type="float">
            <text:p>0.151843071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0.161971092224" calcext:value-type="float">
            <text:p>0.1619710922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0.172104120255" calcext:value-type="float">
            <text:p>0.1721041203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0.182232141495" calcext:value-type="float">
            <text:p>0.1822321415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0.192362070084" calcext:value-type="float">
            <text:p>0.1923620701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202491998672" calcext:value-type="float">
            <text:p>0.2024919987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212620019913" calcext:value-type="float">
            <text:p>0.2126200199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222749948502" calcext:value-type="float">
            <text:p>0.2227499485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232883930206" calcext:value-type="float">
            <text:p>0.2328839302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242980957031" calcext:value-type="float">
            <text:p>0.242980957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253111124039" calcext:value-type="float">
            <text:p>0.253111124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263245105743" calcext:value-type="float">
            <text:p>0.2632451057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273348093033" calcext:value-type="float">
            <text:p>0.273348093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28342795372" calcext:value-type="float">
            <text:p>0.2834279537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293542146683" calcext:value-type="float">
            <text:p>0.2935421467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303642988205" calcext:value-type="float">
            <text:p>0.3036429882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313750982285" calcext:value-type="float">
            <text:p>0.3137509823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32385802269" calcext:value-type="float">
            <text:p>0.3238580227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333966970444" calcext:value-type="float">
            <text:p>0.3339669704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344098091125" calcext:value-type="float">
            <text:p>0.3440980911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354225158691" calcext:value-type="float">
            <text:p>0.3542251587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364357948303" calcext:value-type="float">
            <text:p>0.3643579483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374639987946" calcext:value-type="float">
            <text:p>0.3746399879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384768009186" calcext:value-type="float">
            <text:p>0.3847680092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394900083542" calcext:value-type="float">
            <text:p>0.3949000835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405028104782" calcext:value-type="float">
            <text:p>0.4050281048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415158987045" calcext:value-type="float">
            <text:p>0.415158987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425259113312" calcext:value-type="float">
            <text:p>0.4252591133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435347080231" calcext:value-type="float">
            <text:p>0.4353470802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445420026779" calcext:value-type="float">
            <text:p>0.4454200268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455528974533" calcext:value-type="float">
            <text:p>0.4555289745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465638160706" calcext:value-type="float">
            <text:p>0.4656381607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475748062134" calcext:value-type="float">
            <text:p>0.4757480621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485855102539" calcext:value-type="float">
            <text:p>0.4858551025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495964050293" calcext:value-type="float">
            <text:p>0.4959640503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506072998047" calcext:value-type="float">
            <text:p>0.506072998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516181945801" calcext:value-type="float">
            <text:p>0.5161819458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52628993988" calcext:value-type="float">
            <text:p>0.5262899399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53639793396" calcext:value-type="float">
            <text:p>0.536397934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54650592804" calcext:value-type="float">
            <text:p>0.546505928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556615114212" calcext:value-type="float">
            <text:p>0.5566151142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567476987839" calcext:value-type="float">
            <text:p>0.5674769878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577585935593" calcext:value-type="float">
            <text:p>0.5775859356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587693929672" calcext:value-type="float">
            <text:p>0.5876939297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59780216217" calcext:value-type="float">
            <text:p>0.5978021622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60791015625" calcext:value-type="float">
            <text:p>0.6079101563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618042945862" calcext:value-type="float">
            <text:p>0.6180429459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628172159195" calcext:value-type="float">
            <text:p>0.6281721592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638304948807" calcext:value-type="float">
            <text:p>0.6383049488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648435115814" calcext:value-type="float">
            <text:p>0.6484351158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658539056778" calcext:value-type="float">
            <text:p>0.6585390568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668647050858" calcext:value-type="float">
            <text:p>0.6686470509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67948102951" calcext:value-type="float">
            <text:p>0.6794810295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689590930939" calcext:value-type="float">
            <text:p>0.6895909309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0.699694156647" calcext:value-type="float">
            <text:p>0.6996941566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0.709802150726" calcext:value-type="float">
            <text:p>0.7098021507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0.719908952713" calcext:value-type="float">
            <text:p>0.7199089527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0.730018138885" calcext:value-type="float">
            <text:p>0.7300181389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0.740126132965" calcext:value-type="float">
            <text:p>0.740126133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0.750232934952" calcext:value-type="float">
            <text:p>0.750232935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0.760339975357" calcext:value-type="float">
            <text:p>0.7603399754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0.770447969437" calcext:value-type="float">
            <text:p>0.7704479694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0.780555963516" calcext:value-type="float">
            <text:p>0.7805559635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0.790663957596" calcext:value-type="float">
            <text:p>0.7906639576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0.800773143768" calcext:value-type="float">
            <text:p>0.8007731438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0.810879945755" calcext:value-type="float">
            <text:p>0.8108799458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0.820989131927" calcext:value-type="float">
            <text:p>0.8209891319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0.831097126007" calcext:value-type="float">
            <text:p>0.831097126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0.841203927994" calcext:value-type="float">
            <text:p>0.841203928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0.851312160492" calcext:value-type="float">
            <text:p>0.8513121605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0.861421108246" calcext:value-type="float">
            <text:p>0.8614211082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0.871531009674" calcext:value-type="float">
            <text:p>0.8715310097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0.881639003754" calcext:value-type="float">
            <text:p>0.8816390038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0.89174413681" calcext:value-type="float">
            <text:p>0.8917441368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0.901855945587" calcext:value-type="float">
            <text:p>0.9018559456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0.911963939667" calcext:value-type="float">
            <text:p>0.9119639397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0.922071933746" calcext:value-type="float">
            <text:p>0.9220719337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0.932179927826" calcext:value-type="float">
            <text:p>0.9321799278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0.942288160324" calcext:value-type="float">
            <text:p>0.9422881603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0.952419042587" calcext:value-type="float">
            <text:p>0.9524190426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0.962528944016" calcext:value-type="float">
            <text:p>0.962528944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0.972638130188" calcext:value-type="float">
            <text:p>0.9726381302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0.982744932175" calcext:value-type="float">
            <text:p>0.9827449322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0.992853164673" calcext:value-type="float">
            <text:p>0.9928531647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1.00296115875" calcext:value-type="float">
            <text:p>1.0029611588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1.01306915283" calcext:value-type="float">
            <text:p>1.0130691528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1.02317810059" calcext:value-type="float">
            <text:p>1.0231781006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1.03328609467" calcext:value-type="float">
            <text:p>1.0332860947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1.04339504242" calcext:value-type="float">
            <text:p>1.0433950424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1.05350494385" calcext:value-type="float">
            <text:p>1.0535049439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1.06361413002" calcext:value-type="float">
            <text:p>1.06361413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1.07372093201" calcext:value-type="float">
            <text:p>1.073720932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1.08383011818" calcext:value-type="float">
            <text:p>1.0838301182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1.09393596649" calcext:value-type="float">
            <text:p>1.0939359665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1.1040430069" calcext:value-type="float">
            <text:p>1.1040430069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1.1141500473" calcext:value-type="float">
            <text:p>1.1141500473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1.12425804138" calcext:value-type="float">
            <text:p>1.1242580414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1.13436603546" calcext:value-type="float">
            <text:p>1.1343660355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1.14447498322" calcext:value-type="float">
            <text:p>1.1444749832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1.15458202362" calcext:value-type="float">
            <text:p>1.1545820236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1.1646900177" calcext:value-type="float">
            <text:p>1.1646900177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1.17479801178" calcext:value-type="float">
            <text:p>1.1747980118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1.18490600586" calcext:value-type="float">
            <text:p>1.1849060059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1.19503712654" calcext:value-type="float">
            <text:p>1.1950371265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1.2051460743" calcext:value-type="float">
            <text:p>1.2051460743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1.21525406837" calcext:value-type="float">
            <text:p>1.2152540684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1.22536206245" calcext:value-type="float">
            <text:p>1.2253620625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1.23547005653" calcext:value-type="float">
            <text:p>1.2354700565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1.24557709694" calcext:value-type="float">
            <text:p>1.2455770969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1.25568509102" calcext:value-type="float">
            <text:p>1.255685091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1.2657930851" calcext:value-type="float">
            <text:p>1.2657930851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1.27590107918" calcext:value-type="float">
            <text:p>1.2759010792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1.28601503372" calcext:value-type="float">
            <text:p>1.2860150337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1.29612207413" calcext:value-type="float">
            <text:p>1.2961220741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1.30622816086" calcext:value-type="float">
            <text:p>1.3062281609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1.31633615494" calcext:value-type="float">
            <text:p>1.3163361549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1.32644295692" calcext:value-type="float">
            <text:p>1.3264429569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1.336550951" calcext:value-type="float">
            <text:p>1.336550951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1.34665894508" calcext:value-type="float">
            <text:p>1.3466589451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1.35676693916" calcext:value-type="float">
            <text:p>1.3567669392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1.36687493324" calcext:value-type="float">
            <text:p>1.3668749332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1.37698411942" calcext:value-type="float">
            <text:p>1.3769841194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1.38709306717" calcext:value-type="float">
            <text:p>1.3870930672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1.39720106125" calcext:value-type="float">
            <text:p>1.3972010613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1.407310009" calcext:value-type="float">
            <text:p>1.407310009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1.41741895676" calcext:value-type="float">
            <text:p>1.4174189568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1.42752599716" calcext:value-type="float">
            <text:p>1.4275259972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1.43763494492" calcext:value-type="float">
            <text:p>1.4376349449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1.44770908356" calcext:value-type="float">
            <text:p>1.4477090836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1.45781803131" calcext:value-type="float">
            <text:p>1.4578180313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1.46792507172" calcext:value-type="float">
            <text:p>1.4679250717</text:p>
          </table:table-cell>
          <table:table-cell office:value-type="float" office:value="290.33203125" calcext:value-type="float">
            <text:p>290.33203125</text:p>
          </table:table-cell>
        </table:table-row>
        <table:table-row table:style-name="ro1">
          <table:table-cell office:value-type="float" office:value="1.47801995277" calcext:value-type="float">
            <text:p>1.4780199528</text:p>
          </table:table-cell>
          <table:table-cell office:value-type="float" office:value="290.33203125" calcext:value-type="float">
            <text:p>290.33203125</text:p>
          </table:table-cell>
        </table:table-row>
        <table:table-row table:style-name="ro1">
          <table:table-cell office:value-type="float" office:value="1.48810815811" calcext:value-type="float">
            <text:p>1.4881081581</text:p>
          </table:table-cell>
          <table:table-cell office:value-type="float" office:value="290.33203125" calcext:value-type="float">
            <text:p>290.33203125</text:p>
          </table:table-cell>
        </table:table-row>
        <table:table-row table:style-name="ro1">
          <table:table-cell office:value-type="float" office:value="1.49822211266" calcext:value-type="float">
            <text:p>1.4982221127</text:p>
          </table:table-cell>
          <table:table-cell office:value-type="float" office:value="290.33203125" calcext:value-type="float">
            <text:p>290.33203125</text:p>
          </table:table-cell>
        </table:table-row>
        <table:table-row table:style-name="ro1">
          <table:table-cell office:value-type="float" office:value="1.50832915306" calcext:value-type="float">
            <text:p>1.5083291531</text:p>
          </table:table-cell>
          <table:table-cell office:value-type="float" office:value="290.33203125" calcext:value-type="float">
            <text:p>290.33203125</text:p>
          </table:table-cell>
        </table:table-row>
        <table:table-row table:style-name="ro1">
          <table:table-cell office:value-type="float" office:value="1.51843714714" calcext:value-type="float">
            <text:p>1.5184371471</text:p>
          </table:table-cell>
          <table:table-cell office:value-type="float" office:value="290.33203125" calcext:value-type="float">
            <text:p>290.33203125</text:p>
          </table:table-cell>
        </table:table-row>
        <table:table-row table:style-name="ro1">
          <table:table-cell office:value-type="float" office:value="1.52854514122" calcext:value-type="float">
            <text:p>1.5285451412</text:p>
          </table:table-cell>
          <table:table-cell office:value-type="float" office:value="290.33203125" calcext:value-type="float">
            <text:p>290.33203125</text:p>
          </table:table-cell>
        </table:table-row>
        <table:table-row table:style-name="ro1">
          <table:table-cell office:value-type="float" office:value="1.5386531353" calcext:value-type="float">
            <text:p>1.5386531353</text:p>
          </table:table-cell>
          <table:table-cell office:value-type="float" office:value="290.33203125" calcext:value-type="float">
            <text:p>290.33203125</text:p>
          </table:table-cell>
        </table:table-row>
        <table:table-row table:style-name="ro1">
          <table:table-cell office:value-type="float" office:value="1.54875707626" calcext:value-type="float">
            <text:p>1.5487570763</text:p>
          </table:table-cell>
          <table:table-cell office:value-type="float" office:value="290.33203125" calcext:value-type="float">
            <text:p>290.33203125</text:p>
          </table:table-cell>
        </table:table-row>
        <table:table-row table:style-name="ro1">
          <table:table-cell office:value-type="float" office:value="1.55886507034" calcext:value-type="float">
            <text:p>1.5588650703</text:p>
          </table:table-cell>
          <table:table-cell office:value-type="float" office:value="290.33203125" calcext:value-type="float">
            <text:p>290.33203125</text:p>
          </table:table-cell>
        </table:table-row>
        <table:table-row table:style-name="ro1">
          <table:table-cell office:value-type="float" office:value="1.56900310516" calcext:value-type="float">
            <text:p>1.5690031052</text:p>
          </table:table-cell>
          <table:table-cell office:value-type="float" office:value="290.33203125" calcext:value-type="float">
            <text:p>290.33203125</text:p>
          </table:table-cell>
        </table:table-row>
        <table:table-row table:style-name="ro1">
          <table:table-cell office:value-type="float" office:value="1.57911109924" calcext:value-type="float">
            <text:p>1.5791110992</text:p>
          </table:table-cell>
          <table:table-cell office:value-type="float" office:value="290.33203125" calcext:value-type="float">
            <text:p>290.33203125</text:p>
          </table:table-cell>
        </table:table-row>
        <table:table-row table:style-name="ro1">
          <table:table-cell office:value-type="float" office:value="1.58921909332" calcext:value-type="float">
            <text:p>1.5892190933</text:p>
          </table:table-cell>
          <table:table-cell office:value-type="float" office:value="290.33203125" calcext:value-type="float">
            <text:p>290.33203125</text:p>
          </table:table-cell>
        </table:table-row>
        <table:table-row table:style-name="ro1">
          <table:table-cell office:value-type="float" office:value="1.5993270874" calcext:value-type="float">
            <text:p>1.5993270874</text:p>
          </table:table-cell>
          <table:table-cell office:value-type="float" office:value="290.33203125" calcext:value-type="float">
            <text:p>290.33203125</text:p>
          </table:table-cell>
        </table:table-row>
        <table:table-row table:style-name="ro1">
          <table:table-cell office:value-type="float" office:value="1.60943102837" calcext:value-type="float">
            <text:p>1.6094310284</text:p>
          </table:table-cell>
          <table:table-cell office:value-type="float" office:value="290.33203125" calcext:value-type="float">
            <text:p>290.33203125</text:p>
          </table:table-cell>
        </table:table-row>
        <table:table-row table:style-name="ro1">
          <table:table-cell office:value-type="float" office:value="1.61952805519" calcext:value-type="float">
            <text:p>1.6195280552</text:p>
          </table:table-cell>
          <table:table-cell office:value-type="float" office:value="290.33203125" calcext:value-type="float">
            <text:p>290.33203125</text:p>
          </table:table-cell>
        </table:table-row>
        <table:table-row table:style-name="ro1">
          <table:table-cell office:value-type="float" office:value="1.62962794304" calcext:value-type="float">
            <text:p>1.629627943</text:p>
          </table:table-cell>
          <table:table-cell office:value-type="float" office:value="290.33203125" calcext:value-type="float">
            <text:p>290.33203125</text:p>
          </table:table-cell>
        </table:table-row>
        <table:table-row table:style-name="ro1">
          <table:table-cell office:value-type="float" office:value="1.63973712921" calcext:value-type="float">
            <text:p>1.6397371292</text:p>
          </table:table-cell>
          <table:table-cell office:value-type="float" office:value="290.33203125" calcext:value-type="float">
            <text:p>290.33203125</text:p>
          </table:table-cell>
        </table:table-row>
        <table:table-row table:style-name="ro1">
          <table:table-cell office:value-type="float" office:value="1.64984512329" calcext:value-type="float">
            <text:p>1.6498451233</text:p>
          </table:table-cell>
          <table:table-cell office:value-type="float" office:value="290.33203125" calcext:value-type="float">
            <text:p>290.33203125</text:p>
          </table:table-cell>
        </table:table-row>
        <table:table-row table:style-name="ro1">
          <table:table-cell office:value-type="float" office:value="1.65997409821" calcext:value-type="float">
            <text:p>1.6599740982</text:p>
          </table:table-cell>
          <table:table-cell office:value-type="float" office:value="290.33203125" calcext:value-type="float">
            <text:p>290.33203125</text:p>
          </table:table-cell>
        </table:table-row>
        <table:table-row table:style-name="ro1">
          <table:table-cell office:value-type="float" office:value="1.67014503479" calcext:value-type="float">
            <text:p>1.6701450348</text:p>
          </table:table-cell>
          <table:table-cell office:value-type="float" office:value="290.33203125" calcext:value-type="float">
            <text:p>290.33203125</text:p>
          </table:table-cell>
        </table:table-row>
        <table:table-row table:style-name="ro1">
          <table:table-cell office:value-type="float" office:value="1.68025803566" calcext:value-type="float">
            <text:p>1.6802580357</text:p>
          </table:table-cell>
          <table:table-cell office:value-type="float" office:value="290.33203125" calcext:value-type="float">
            <text:p>290.33203125</text:p>
          </table:table-cell>
        </table:table-row>
        <table:table-row table:style-name="ro1">
          <table:table-cell office:value-type="float" office:value="1.69036507607" calcext:value-type="float">
            <text:p>1.6903650761</text:p>
          </table:table-cell>
          <table:table-cell office:value-type="float" office:value="290.33203125" calcext:value-type="float">
            <text:p>290.33203125</text:p>
          </table:table-cell>
        </table:table-row>
        <table:table-row table:style-name="ro1">
          <table:table-cell office:value-type="float" office:value="1.70047402382" calcext:value-type="float">
            <text:p>1.7004740238</text:p>
          </table:table-cell>
          <table:table-cell office:value-type="float" office:value="290.33203125" calcext:value-type="float">
            <text:p>290.33203125</text:p>
          </table:table-cell>
        </table:table-row>
        <table:table-row table:style-name="ro1">
          <table:table-cell office:value-type="float" office:value="1.71058011055" calcext:value-type="float">
            <text:p>1.7105801106</text:p>
          </table:table-cell>
          <table:table-cell office:value-type="float" office:value="290.33203125" calcext:value-type="float">
            <text:p>290.33203125</text:p>
          </table:table-cell>
        </table:table-row>
        <table:table-row table:style-name="ro1">
          <table:table-cell office:value-type="float" office:value="1.72068595886" calcext:value-type="float">
            <text:p>1.7206859589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1.73079299927" calcext:value-type="float">
            <text:p>1.7307929993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1.74090194702" calcext:value-type="float">
            <text:p>1.740901947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1.75100898743" calcext:value-type="float">
            <text:p>1.7510089874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1.76111912727" calcext:value-type="float">
            <text:p>1.7611191273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1.77122712135" calcext:value-type="float">
            <text:p>1.7712271214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1.78133511543" calcext:value-type="float">
            <text:p>1.7813351154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1.79144215584" calcext:value-type="float">
            <text:p>1.7914421558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1.80155110359" calcext:value-type="float">
            <text:p>1.8015511036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1.81165909767" calcext:value-type="float">
            <text:p>1.8116590977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1.82176709175" calcext:value-type="float">
            <text:p>1.8217670918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1.83187508583" calcext:value-type="float">
            <text:p>1.8318750858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1.84198307991" calcext:value-type="float">
            <text:p>1.8419830799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1.85209107399" calcext:value-type="float">
            <text:p>1.852091074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1.86221909523" calcext:value-type="float">
            <text:p>1.8622190952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1.87232708931" calcext:value-type="float">
            <text:p>1.8723270893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1.88243412971" calcext:value-type="float">
            <text:p>1.8824341297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1.89254212379" calcext:value-type="float">
            <text:p>1.8925421238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1.90265011787" calcext:value-type="float">
            <text:p>1.9026501179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1.91272497177" calcext:value-type="float">
            <text:p>1.9127249718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1.92283201218" calcext:value-type="float">
            <text:p>1.9228320122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1.93294000626" calcext:value-type="float">
            <text:p>1.9329400063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1.94304704666" calcext:value-type="float">
            <text:p>1.9430470467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1.95315504074" calcext:value-type="float">
            <text:p>1.9531550407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1.96326303482" calcext:value-type="float">
            <text:p>1.9632630348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1.97336912155" calcext:value-type="float">
            <text:p>1.9733691216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1.98347711563" calcext:value-type="float">
            <text:p>1.9834771156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1.99358606339" calcext:value-type="float">
            <text:p>1.9935860634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2.00369501114" calcext:value-type="float">
            <text:p>2.0036950111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2.01380205154" calcext:value-type="float">
            <text:p>2.0138020515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2.02391004562" calcext:value-type="float">
            <text:p>2.0239100456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2.03401899338" calcext:value-type="float">
            <text:p>2.0340189934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2.04412913322" calcext:value-type="float">
            <text:p>2.0441291332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2.05421710014" calcext:value-type="float">
            <text:p>2.0542171001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2.06432509422" calcext:value-type="float">
            <text:p>2.0643250942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2.0744330883" calcext:value-type="float">
            <text:p>2.0744330883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2.0845720768" calcext:value-type="float">
            <text:p>2.0845720768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2.09471893311" calcext:value-type="float">
            <text:p>2.0947189331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2.10486292839" calcext:value-type="float">
            <text:p>2.1048629284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2.11500501633" calcext:value-type="float">
            <text:p>2.1150050163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2.12511897087" calcext:value-type="float">
            <text:p>2.1251189709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2.13522696495" calcext:value-type="float">
            <text:p>2.135226965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2.14533495903" calcext:value-type="float">
            <text:p>2.145334959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2.15544295311" calcext:value-type="float">
            <text:p>2.1554429531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2.16554999352" calcext:value-type="float">
            <text:p>2.1655499935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2.17565798759" calcext:value-type="float">
            <text:p>2.1756579876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2.185765028" calcext:value-type="float">
            <text:p>2.185765028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2.19584012032" calcext:value-type="float">
            <text:p>2.1958401203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2.2059481144" calcext:value-type="float">
            <text:p>2.2059481144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2.2160551548" calcext:value-type="float">
            <text:p>2.2160551548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2.2261660099" calcext:value-type="float">
            <text:p>2.2261660099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2.23627400398" calcext:value-type="float">
            <text:p>2.236274004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2.24758505821" calcext:value-type="float">
            <text:p>2.2475850582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2.25773215294" calcext:value-type="float">
            <text:p>2.2577321529</text:p>
          </table:table-cell>
          <table:table-cell office:value-type="float" office:value="288.28125" calcext:value-type="float">
            <text:p>288.28125</text:p>
          </table:table-cell>
        </table:table-row>
        <table:table-row table:style-name="ro1">
          <table:table-cell office:value-type="float" office:value="2.26787400246" calcext:value-type="float">
            <text:p>2.2678740025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27804803848" calcext:value-type="float">
            <text:p>2.2780480385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28820300102" calcext:value-type="float">
            <text:p>2.288203001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29834508896" calcext:value-type="float">
            <text:p>2.298345089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30848693848" calcext:value-type="float">
            <text:p>2.3084869385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31862711906" calcext:value-type="float">
            <text:p>2.3186271191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32876515388" calcext:value-type="float">
            <text:p>2.3287651539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33891797066" calcext:value-type="float">
            <text:p>2.3389179707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34902501106" calcext:value-type="float">
            <text:p>2.3490250111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35913300514" calcext:value-type="float">
            <text:p>2.3591330051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36924314499" calcext:value-type="float">
            <text:p>2.369243145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37935113907" calcext:value-type="float">
            <text:p>2.3793511391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38946008682" calcext:value-type="float">
            <text:p>2.3894600868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3995680809" calcext:value-type="float">
            <text:p>2.3995680809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40967607498" calcext:value-type="float">
            <text:p>2.409676075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41978502274" calcext:value-type="float">
            <text:p>2.4197850227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42989206314" calcext:value-type="float">
            <text:p>2.4298920631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44000005722" calcext:value-type="float">
            <text:p>2.4400000572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45010900497" calcext:value-type="float">
            <text:p>2.450109005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46021699905" calcext:value-type="float">
            <text:p>2.4602169991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47032403946" calcext:value-type="float">
            <text:p>2.4703240395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48043203354" calcext:value-type="float">
            <text:p>2.4804320335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49054098129" calcext:value-type="float">
            <text:p>2.4905409813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50064897537" calcext:value-type="float">
            <text:p>2.5006489754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51075696945" calcext:value-type="float">
            <text:p>2.5107569695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52086496353" calcext:value-type="float">
            <text:p>2.5208649635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53094005585" calcext:value-type="float">
            <text:p>2.5309400559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54104709625" calcext:value-type="float">
            <text:p>2.5410470963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55115294456" calcext:value-type="float">
            <text:p>2.5511529446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56126093864" calcext:value-type="float">
            <text:p>2.5612609386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57136893272" calcext:value-type="float">
            <text:p>2.5713689327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58147597313" calcext:value-type="float">
            <text:p>2.5814759731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59158301353" calcext:value-type="float">
            <text:p>2.5915830135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60169005394" calcext:value-type="float">
            <text:p>2.6016900539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61179804802" calcext:value-type="float">
            <text:p>2.611798048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62190508842" calcext:value-type="float">
            <text:p>2.6219050884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6320130825" calcext:value-type="float">
            <text:p>2.6320130825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64212107658" calcext:value-type="float">
            <text:p>2.6421210766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65222811699" calcext:value-type="float">
            <text:p>2.652228117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66233110428" calcext:value-type="float">
            <text:p>2.6623311043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67243909836" calcext:value-type="float">
            <text:p>2.6724390984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68254709244" calcext:value-type="float">
            <text:p>2.6825470924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69266200066" calcext:value-type="float">
            <text:p>2.6926620007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70277309418" calcext:value-type="float">
            <text:p>2.7027730942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71287512779" calcext:value-type="float">
            <text:p>2.7128751278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72297310829" calcext:value-type="float">
            <text:p>2.7229731083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73307609558" calcext:value-type="float">
            <text:p>2.7330760956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74343013763" calcext:value-type="float">
            <text:p>2.7434301376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75354003906" calcext:value-type="float">
            <text:p>2.7535400391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76364994049" calcext:value-type="float">
            <text:p>2.7636499405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77544307709" calcext:value-type="float">
            <text:p>2.7754430771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78555107117" calcext:value-type="float">
            <text:p>2.7855510712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79565906525" calcext:value-type="float">
            <text:p>2.7956590653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80575609207" calcext:value-type="float">
            <text:p>2.8057560921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81587815285" calcext:value-type="float">
            <text:p>2.8158781529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82597208023" calcext:value-type="float">
            <text:p>2.8259720802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83608198166" calcext:value-type="float">
            <text:p>2.8360819817</text:p>
          </table:table-cell>
          <table:table-cell office:value-type="float" office:value="290.0390625" calcext:value-type="float">
            <text:p>290.0390625</text:p>
          </table:table-cell>
        </table:table-row>
        <table:table-row table:style-name="ro1">
          <table:table-cell office:value-type="float" office:value="2.84618997574" calcext:value-type="float">
            <text:p>2.8461899757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2.85629796982" calcext:value-type="float">
            <text:p>2.8562979698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2.8664059639" calcext:value-type="float">
            <text:p>2.8664059639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2.87651395798" calcext:value-type="float">
            <text:p>2.876513958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2.88662314415" calcext:value-type="float">
            <text:p>2.8866231442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2.8967320919" calcext:value-type="float">
            <text:p>2.8967320919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2.90683913231" calcext:value-type="float">
            <text:p>2.9068391323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2.91694712639" calcext:value-type="float">
            <text:p>2.9169471264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2.92705512047" calcext:value-type="float">
            <text:p>2.9270551205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2.93712997437" calcext:value-type="float">
            <text:p>2.9371299744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2.9472360611" calcext:value-type="float">
            <text:p>2.9472360611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2.95734500885" calcext:value-type="float">
            <text:p>2.9573450089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2.9674539566" calcext:value-type="float">
            <text:p>2.9674539566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2.97756099701" calcext:value-type="float">
            <text:p>2.977560997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2.98766899109" calcext:value-type="float">
            <text:p>2.9876689911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2.99774003029" calcext:value-type="float">
            <text:p>2.9977400303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00784802437" calcext:value-type="float">
            <text:p>3.0078480244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01795601845" calcext:value-type="float">
            <text:p>3.0179560185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02806401253" calcext:value-type="float">
            <text:p>3.0280640125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03817296028" calcext:value-type="float">
            <text:p>3.0381729603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04828000069" calcext:value-type="float">
            <text:p>3.0482800007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05838799477" calcext:value-type="float">
            <text:p>3.0583879948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06849598885" calcext:value-type="float">
            <text:p>3.0684959889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07860207558" calcext:value-type="float">
            <text:p>3.0786020756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08871006966" calcext:value-type="float">
            <text:p>3.0887100697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09881711006" calcext:value-type="float">
            <text:p>3.0988171101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10892510414" calcext:value-type="float">
            <text:p>3.1089251041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11903309822" calcext:value-type="float">
            <text:p>3.1190330982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12914013863" calcext:value-type="float">
            <text:p>3.1291401386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13925099373" calcext:value-type="float">
            <text:p>3.1392509937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14935207367" calcext:value-type="float">
            <text:p>3.1493520737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15942692757" calcext:value-type="float">
            <text:p>3.1594269276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16953396797" calcext:value-type="float">
            <text:p>3.169533968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17964196205" calcext:value-type="float">
            <text:p>3.1796419621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18983912468" calcext:value-type="float">
            <text:p>3.1898391247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19994711876" calcext:value-type="float">
            <text:p>3.1999471188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2100789547" calcext:value-type="float">
            <text:p>3.2100789547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22020792961" calcext:value-type="float">
            <text:p>3.2202079296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23032212257" calcext:value-type="float">
            <text:p>3.2303221226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24041700363" calcext:value-type="float">
            <text:p>3.2404170036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25052499771" calcext:value-type="float">
            <text:p>3.2505249977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26063203812" calcext:value-type="float">
            <text:p>3.2606320381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2707400322" calcext:value-type="float">
            <text:p>3.2707400322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28084802628" calcext:value-type="float">
            <text:p>3.2808480263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29097104073" calcext:value-type="float">
            <text:p>3.2909710407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30110216141" calcext:value-type="float">
            <text:p>3.3011021614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31123113632" calcext:value-type="float">
            <text:p>3.3112311363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32135796547" calcext:value-type="float">
            <text:p>3.3213579655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33148813248" calcext:value-type="float">
            <text:p>3.3314881325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34161496162" calcext:value-type="float">
            <text:p>3.3416149616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35173892975" calcext:value-type="float">
            <text:p>3.3517389298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36185407639" calcext:value-type="float">
            <text:p>3.3618540764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37196111679" calcext:value-type="float">
            <text:p>3.3719611168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3820681572" calcext:value-type="float">
            <text:p>3.3820681572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39217615128" calcext:value-type="float">
            <text:p>3.3921761513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40228295326" calcext:value-type="float">
            <text:p>3.4022829533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41239094734" calcext:value-type="float">
            <text:p>3.4123909473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42249798775" calcext:value-type="float">
            <text:p>3.4224979878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43260598183" calcext:value-type="float">
            <text:p>3.4326059818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44271492958" calcext:value-type="float">
            <text:p>3.4427149296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45282196999" calcext:value-type="float">
            <text:p>3.45282197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46292901039" calcext:value-type="float">
            <text:p>3.4629290104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47303795815" calcext:value-type="float">
            <text:p>3.4730379582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48314499855" calcext:value-type="float">
            <text:p>3.4831449986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4932539463" calcext:value-type="float">
            <text:p>3.4932539463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50336194038" calcext:value-type="float">
            <text:p>3.5033619404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51346993446" calcext:value-type="float">
            <text:p>3.5134699345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52357792854" calcext:value-type="float">
            <text:p>3.5235779285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53368616104" calcext:value-type="float">
            <text:p>3.533686161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54379296303" calcext:value-type="float">
            <text:p>3.543792963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55389904976" calcext:value-type="float">
            <text:p>3.5538990498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56400609016" calcext:value-type="float">
            <text:p>3.5640060902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57411193848" calcext:value-type="float">
            <text:p>3.5741119385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58421993256" calcext:value-type="float">
            <text:p>3.5842199326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59434008598" calcext:value-type="float">
            <text:p>3.594340086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60444808006" calcext:value-type="float">
            <text:p>3.6044480801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61452293396" calcext:value-type="float">
            <text:p>3.614522934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62462902069" calcext:value-type="float">
            <text:p>3.6246290207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63473796844" calcext:value-type="float">
            <text:p>3.6347379684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64483809471" calcext:value-type="float">
            <text:p>3.6448380947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3.65494513512" calcext:value-type="float">
            <text:p>3.6549451351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3.6650531292" calcext:value-type="float">
            <text:p>3.6650531292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3.67515301704" calcext:value-type="float">
            <text:p>3.675153017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3.6852619648" calcext:value-type="float">
            <text:p>3.6852619648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3.69536995888" calcext:value-type="float">
            <text:p>3.6953699589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3.70547795296" calcext:value-type="float">
            <text:p>3.705477953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3.71558594704" calcext:value-type="float">
            <text:p>3.715585947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3.72569394112" calcext:value-type="float">
            <text:p>3.7256939411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3.73579502106" calcext:value-type="float">
            <text:p>3.7357950211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3.74590301514" calcext:value-type="float">
            <text:p>3.7459030151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3.75597810745" calcext:value-type="float">
            <text:p>3.7559781075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3.76607608795" calcext:value-type="float">
            <text:p>3.766076088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3.77618193626" calcext:value-type="float">
            <text:p>3.7761819363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3.78628993034" calcext:value-type="float">
            <text:p>3.7862899303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3.79639816284" calcext:value-type="float">
            <text:p>3.7963981628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3.80650615692" calcext:value-type="float">
            <text:p>3.8065061569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3.81661295891" calcext:value-type="float">
            <text:p>3.8166129589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3.82672095299" calcext:value-type="float">
            <text:p>3.826720953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3.83682703972" calcext:value-type="float">
            <text:p>3.8368270397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3.84693408012" calcext:value-type="float">
            <text:p>3.8469340801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3.85704112053" calcext:value-type="float">
            <text:p>3.8570411205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3.86715006828" calcext:value-type="float">
            <text:p>3.8671500683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3.87725710869" calcext:value-type="float">
            <text:p>3.8772571087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3.88736510277" calcext:value-type="float">
            <text:p>3.8873651028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3.89747714996" calcext:value-type="float">
            <text:p>3.89747715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3.90758609772" calcext:value-type="float">
            <text:p>3.9075860977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3.91769313812" calcext:value-type="float">
            <text:p>3.9176931381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3.9278011322" calcext:value-type="float">
            <text:p>3.9278011322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93790912628" calcext:value-type="float">
            <text:p>3.9379091263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94801712036" calcext:value-type="float">
            <text:p>3.9480171204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95812416077" calcext:value-type="float">
            <text:p>3.9581241608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96827793121" calcext:value-type="float">
            <text:p>3.9682779312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97840595245" calcext:value-type="float">
            <text:p>3.9784059525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98852014542" calcext:value-type="float">
            <text:p>3.9885201454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3.99863195419" calcext:value-type="float">
            <text:p>3.9986319542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00874400139" calcext:value-type="float">
            <text:p>4.0087440014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01885604858" calcext:value-type="float">
            <text:p>4.0188560486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02896904945" calcext:value-type="float">
            <text:p>4.0289690495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03908014297" calcext:value-type="float">
            <text:p>4.039080143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04919195175" calcext:value-type="float">
            <text:p>4.0491919518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05930614471" calcext:value-type="float">
            <text:p>4.0593061447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06945109367" calcext:value-type="float">
            <text:p>4.0694510937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07956910133" calcext:value-type="float">
            <text:p>4.0795691013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08968114853" calcext:value-type="float">
            <text:p>4.0896811485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09979104996" calcext:value-type="float">
            <text:p>4.09979105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10991001129" calcext:value-type="float">
            <text:p>4.1099100113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12001895905" calcext:value-type="float">
            <text:p>4.1200189591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13012599945" calcext:value-type="float">
            <text:p>4.1301259995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1402349472" calcext:value-type="float">
            <text:p>4.1402349472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15034103394" calcext:value-type="float">
            <text:p>4.1503410339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16044807434" calcext:value-type="float">
            <text:p>4.1604480743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17054796219" calcext:value-type="float">
            <text:p>4.1705479622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18065500259" calcext:value-type="float">
            <text:p>4.1806550026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190762043" calcext:value-type="float">
            <text:p>4.190762043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4.20087003708" calcext:value-type="float">
            <text:p>4.2008700371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4.21097707748" calcext:value-type="float">
            <text:p>4.2109770775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4.22108507156" calcext:value-type="float">
            <text:p>4.2210850716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4.23119211197" calcext:value-type="float">
            <text:p>4.231192112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4.24130010605" calcext:value-type="float">
            <text:p>4.2413001061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4.2514090538" calcext:value-type="float">
            <text:p>4.2514090538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4.26153993607" calcext:value-type="float">
            <text:p>4.2615399361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4.27165007591" calcext:value-type="float">
            <text:p>4.2716500759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4.28175711632" calcext:value-type="float">
            <text:p>4.2817571163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4.29186606407" calcext:value-type="float">
            <text:p>4.2918660641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4.30194211006" calcext:value-type="float">
            <text:p>4.3019421101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4.31204915047" calcext:value-type="float">
            <text:p>4.3120491505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4.32215809822" calcext:value-type="float">
            <text:p>4.3221580982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4.3322660923" calcext:value-type="float">
            <text:p>4.3322660923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4.34237408638" calcext:value-type="float">
            <text:p>4.3423740864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4.35245394707" calcext:value-type="float">
            <text:p>4.3524539471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4.36258101463" calcext:value-type="float">
            <text:p>4.3625810146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4.37271714211" calcext:value-type="float">
            <text:p>4.3727171421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4.38282608986" calcext:value-type="float">
            <text:p>4.3828260899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4.39293313026" calcext:value-type="float">
            <text:p>4.3929331303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4.40305304527" calcext:value-type="float">
            <text:p>4.4030530453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4.41316413879" calcext:value-type="float">
            <text:p>4.4131641388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4.42327094078" calcext:value-type="float">
            <text:p>4.4232709408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4.43337893486" calcext:value-type="float">
            <text:p>4.4333789349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4.44348597527" calcext:value-type="float">
            <text:p>4.4434859753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4.45567893982" calcext:value-type="float">
            <text:p>4.4556789398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4.4657869339" calcext:value-type="float">
            <text:p>4.4657869339</text:p>
          </table:table-cell>
          <table:table-cell office:value-type="float" office:value="291.2109375" calcext:value-type="float">
            <text:p>291.2109375</text:p>
          </table:table-cell>
        </table:table-row>
        <table:table-row table:style-name="ro1">
          <table:table-cell office:value-type="float" office:value="4.47589492798" calcext:value-type="float">
            <text:p>4.475894928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4.48599696159" calcext:value-type="float">
            <text:p>4.4859969616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4.49611401558" calcext:value-type="float">
            <text:p>4.4961140156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4.50622010231" calcext:value-type="float">
            <text:p>4.5062201023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4.51632905006" calcext:value-type="float">
            <text:p>4.5163290501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4.52643799782" calcext:value-type="float">
            <text:p>4.5264379978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4.53654503822" calcext:value-type="float">
            <text:p>4.5365450382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4.54668211937" calcext:value-type="float">
            <text:p>4.5466821194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4.55682992935" calcext:value-type="float">
            <text:p>4.5568299294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4.56697797775" calcext:value-type="float">
            <text:p>4.5669779778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4.57709598541" calcext:value-type="float">
            <text:p>4.5770959854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4.58720397949" calcext:value-type="float">
            <text:p>4.5872039795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4.59748697281" calcext:value-type="float">
            <text:p>4.5974869728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4.60759496689" calcext:value-type="float">
            <text:p>4.6075949669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4.61770296097" calcext:value-type="float">
            <text:p>4.617702961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4.62781095505" calcext:value-type="float">
            <text:p>4.6278109551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4.63792014122" calcext:value-type="float">
            <text:p>4.6379201412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4.64802908897" calcext:value-type="float">
            <text:p>4.648029089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4.65813207626" calcext:value-type="float">
            <text:p>4.6581320763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4.66824007034" calcext:value-type="float">
            <text:p>4.6682400703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4.67834806442" calcext:value-type="float">
            <text:p>4.6783480644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4.68845796585" calcext:value-type="float">
            <text:p>4.6884579659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4.69856595993" calcext:value-type="float">
            <text:p>4.6985659599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4.7086751461" calcext:value-type="float">
            <text:p>4.7086751461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4.71878409386" calcext:value-type="float">
            <text:p>4.7187840939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4.72889208794" calcext:value-type="float">
            <text:p>4.7288920879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4.73900103569" calcext:value-type="float">
            <text:p>4.7390010357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4.74910902977" calcext:value-type="float">
            <text:p>4.7491090298</text:p>
          </table:table-cell>
          <table:table-cell office:value-type="float" office:value="287.98828125" calcext:value-type="float">
            <text:p>287.98828125</text:p>
          </table:table-cell>
        </table:table-row>
        <table:table-row table:style-name="ro1">
          <table:table-cell office:value-type="float" office:value="4.75924515724" calcext:value-type="float">
            <text:p>4.7592451572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76935601234" calcext:value-type="float">
            <text:p>4.7693560123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77949905396" calcext:value-type="float">
            <text:p>4.779499054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78964614868" calcext:value-type="float">
            <text:p>4.7896461487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79975605011" calcext:value-type="float">
            <text:p>4.7997560501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80986309052" calcext:value-type="float">
            <text:p>4.8098630905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81997108459" calcext:value-type="float">
            <text:p>4.8199710846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83007907867" calcext:value-type="float">
            <text:p>4.8300790787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84018707275" calcext:value-type="float">
            <text:p>4.8401870728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85029315948" calcext:value-type="float">
            <text:p>4.8502931595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86041808128" calcext:value-type="float">
            <text:p>4.8604180813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87053012848" calcext:value-type="float">
            <text:p>4.8705301285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88063907623" calcext:value-type="float">
            <text:p>4.8806390762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89074707031" calcext:value-type="float">
            <text:p>4.8907470703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90085506439" calcext:value-type="float">
            <text:p>4.9008550644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91096401215" calcext:value-type="float">
            <text:p>4.9109640122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92107200623" calcext:value-type="float">
            <text:p>4.9210720062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93118095398" calcext:value-type="float">
            <text:p>4.931180954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94129014015" calcext:value-type="float">
            <text:p>4.9412901402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95139813423" calcext:value-type="float">
            <text:p>4.9513981342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96150708199" calcext:value-type="float">
            <text:p>4.961507082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97161602974" calcext:value-type="float">
            <text:p>4.9716160297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98171615601" calcext:value-type="float">
            <text:p>4.981716156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4.99182295799" calcext:value-type="float">
            <text:p>4.991822958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5.00193095207" calcext:value-type="float">
            <text:p>5.0019309521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5.01203894615" calcext:value-type="float">
            <text:p>5.0120389462</text:p>
          </table:table-cell>
          <table:table-cell office:value-type="float" office:value="288.57421875" calcext:value-type="float">
            <text:p>288.57421875</text:p>
          </table:table-cell>
        </table:table-row>
        <table:table-row table:style-name="ro1">
          <table:table-cell office:value-type="float" office:value="5.02214694023" calcext:value-type="float">
            <text:p>5.0221469402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5.03225493431" calcext:value-type="float">
            <text:p>5.0322549343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5.04236197472" calcext:value-type="float">
            <text:p>5.0423619747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5.0524699688" calcext:value-type="float">
            <text:p>5.0524699688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5.0625770092" calcext:value-type="float">
            <text:p>5.0625770092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5.07268500328" calcext:value-type="float">
            <text:p>5.0726850033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5.08279299736" calcext:value-type="float">
            <text:p>5.0827929974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5.09290909767" calcext:value-type="float">
            <text:p>5.0929090977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5.10302114487" calcext:value-type="float">
            <text:p>5.1030211449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5.11316609383" calcext:value-type="float">
            <text:p>5.1131660938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5.12332296371" calcext:value-type="float">
            <text:p>5.1233229637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5.13347911835" calcext:value-type="float">
            <text:p>5.1334791184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5.14363503456" calcext:value-type="float">
            <text:p>5.1436350346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5.15378594398" calcext:value-type="float">
            <text:p>5.153785944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5.16394114494" calcext:value-type="float">
            <text:p>5.1639411449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5.17408013344" calcext:value-type="float">
            <text:p>5.1740801334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5.18423604965" calcext:value-type="float">
            <text:p>5.1842360497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5.19439101219" calcext:value-type="float">
            <text:p>5.1943910122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5.20454692841" calcext:value-type="float">
            <text:p>5.2045469284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5.21470308304" calcext:value-type="float">
            <text:p>5.214703083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5.22485899925" calcext:value-type="float">
            <text:p>5.2248589993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5.23501396179" calcext:value-type="float">
            <text:p>5.2350139618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5.2451710701" calcext:value-type="float">
            <text:p>5.2451710701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5.2555911541" calcext:value-type="float">
            <text:p>5.2555911541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5.26576304436" calcext:value-type="float">
            <text:p>5.2657630444</text:p>
          </table:table-cell>
          <table:table-cell office:value-type="float" office:value="290.91796875" calcext:value-type="float">
            <text:p>290.91796875</text:p>
          </table:table-cell>
        </table:table-row>
        <table:table-row table:style-name="ro1">
          <table:table-cell office:value-type="float" office:value="5.2759270668" calcext:value-type="float">
            <text:p>5.2759270668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5.2860660553" calcext:value-type="float">
            <text:p>5.2860660553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5.2962231636" calcext:value-type="float">
            <text:p>5.2962231636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5.30637693405" calcext:value-type="float">
            <text:p>5.3063769341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5.31653213501" calcext:value-type="float">
            <text:p>5.316532135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5.32668805122" calcext:value-type="float">
            <text:p>5.3266880512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5.33686113358" calcext:value-type="float">
            <text:p>5.3368611336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5.34701800346" calcext:value-type="float">
            <text:p>5.3470180035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5.3571741581" calcext:value-type="float">
            <text:p>5.3571741581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5.36733102798" calcext:value-type="float">
            <text:p>5.367331028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5.37748813629" calcext:value-type="float">
            <text:p>5.3774881363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5.38764309883" calcext:value-type="float">
            <text:p>5.3876430988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5.39777803421" calcext:value-type="float">
            <text:p>5.3977780342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5.40789794922" calcext:value-type="float">
            <text:p>5.4078979492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5.41800904274" calcext:value-type="float">
            <text:p>5.4180090427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5.42811608315" calcext:value-type="float">
            <text:p>5.4281160832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5.4382250309" calcext:value-type="float">
            <text:p>5.4382250309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5.44833302498" calcext:value-type="float">
            <text:p>5.448333025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5.45844101906" calcext:value-type="float">
            <text:p>5.4584410191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5.46854996681" calcext:value-type="float">
            <text:p>5.4685499668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5.47865796089" calcext:value-type="float">
            <text:p>5.4786579609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5.4887650013" calcext:value-type="float">
            <text:p>5.4887650013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5.4988720417" calcext:value-type="float">
            <text:p>5.4988720417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5.50898194313" calcext:value-type="float">
            <text:p>5.5089819431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5.51909303665" calcext:value-type="float">
            <text:p>5.5190930367</text:p>
          </table:table-cell>
          <table:table-cell office:value-type="float" office:value="290.625" calcext:value-type="float">
            <text:p>290.625</text:p>
          </table:table-cell>
        </table:table-row>
        <table:table-row table:style-name="ro1">
          <table:table-cell office:value-type="float" office:value="5.52920198441" calcext:value-type="float">
            <text:p>5.5292019844</text:p>
          </table:table-cell>
          <table:table-cell office:value-type="float" office:value="263.37890625" calcext:value-type="float">
            <text:p>263.37890625</text:p>
          </table:table-cell>
        </table:table-row>
        <table:table-row table:style-name="ro1">
          <table:table-cell office:value-type="float" office:value="5.53932094574" calcext:value-type="float">
            <text:p>5.5393209457</text:p>
          </table:table-cell>
          <table:table-cell office:value-type="float" office:value="263.37890625" calcext:value-type="float">
            <text:p>263.37890625</text:p>
          </table:table-cell>
        </table:table-row>
        <table:table-row table:style-name="ro1">
          <table:table-cell office:value-type="float" office:value="5.54947805405" calcext:value-type="float">
            <text:p>5.5494780541</text:p>
          </table:table-cell>
          <table:table-cell office:value-type="float" office:value="263.37890625" calcext:value-type="float">
            <text:p>263.37890625</text:p>
          </table:table-cell>
        </table:table-row>
        <table:table-row table:style-name="ro1">
          <table:table-cell office:value-type="float" office:value="5.5596549511" calcext:value-type="float">
            <text:p>5.5596549511</text:p>
          </table:table-cell>
          <table:table-cell office:value-type="float" office:value="263.37890625" calcext:value-type="float">
            <text:p>263.37890625</text:p>
          </table:table-cell>
        </table:table-row>
        <table:table-row table:style-name="ro1">
          <table:table-cell office:value-type="float" office:value="5.56983208656" calcext:value-type="float">
            <text:p>5.5698320866</text:p>
          </table:table-cell>
          <table:table-cell office:value-type="float" office:value="263.37890625" calcext:value-type="float">
            <text:p>263.37890625</text:p>
          </table:table-cell>
        </table:table-row>
        <table:table-row table:style-name="ro1">
          <table:table-cell office:value-type="float" office:value="5.58000802994" calcext:value-type="float">
            <text:p>5.5800080299</text:p>
          </table:table-cell>
          <table:table-cell office:value-type="float" office:value="263.37890625" calcext:value-type="float">
            <text:p>263.37890625</text:p>
          </table:table-cell>
        </table:table-row>
        <table:table-row table:style-name="ro1">
          <table:table-cell office:value-type="float" office:value="5.59018301964" calcext:value-type="float">
            <text:p>5.5901830196</text:p>
          </table:table-cell>
          <table:table-cell office:value-type="float" office:value="263.37890625" calcext:value-type="float">
            <text:p>263.37890625</text:p>
          </table:table-cell>
        </table:table-row>
        <table:table-row table:style-name="ro1">
          <table:table-cell office:value-type="float" office:value="5.60035395622" calcext:value-type="float">
            <text:p>5.6003539562</text:p>
          </table:table-cell>
          <table:table-cell office:value-type="float" office:value="263.37890625" calcext:value-type="float">
            <text:p>263.37890625</text:p>
          </table:table-cell>
        </table:table-row>
        <table:table-row table:style-name="ro1">
          <table:table-cell office:value-type="float" office:value="5.61052703857" calcext:value-type="float">
            <text:p>5.6105270386</text:p>
          </table:table-cell>
          <table:table-cell office:value-type="float" office:value="263.37890625" calcext:value-type="float">
            <text:p>263.37890625</text:p>
          </table:table-cell>
        </table:table-row>
        <table:table-row table:style-name="ro1">
          <table:table-cell office:value-type="float" office:value="5.62070393562" calcext:value-type="float">
            <text:p>5.6207039356</text:p>
          </table:table-cell>
          <table:table-cell office:value-type="float" office:value="263.37890625" calcext:value-type="float">
            <text:p>263.37890625</text:p>
          </table:table-cell>
        </table:table-row>
        <table:table-row table:style-name="ro1">
          <table:table-cell office:value-type="float" office:value="5.63088011742" calcext:value-type="float">
            <text:p>5.6308801174</text:p>
          </table:table-cell>
          <table:table-cell office:value-type="float" office:value="263.37890625" calcext:value-type="float">
            <text:p>263.37890625</text:p>
          </table:table-cell>
        </table:table-row>
        <table:table-row table:style-name="ro1">
          <table:table-cell office:value-type="float" office:value="5.64105796814" calcext:value-type="float">
            <text:p>5.6410579681</text:p>
          </table:table-cell>
          <table:table-cell office:value-type="float" office:value="263.37890625" calcext:value-type="float">
            <text:p>263.37890625</text:p>
          </table:table-cell>
        </table:table-row>
        <table:table-row table:style-name="ro1">
          <table:table-cell office:value-type="float" office:value="5.65123105049" calcext:value-type="float">
            <text:p>5.6512310505</text:p>
          </table:table-cell>
          <table:table-cell office:value-type="float" office:value="263.37890625" calcext:value-type="float">
            <text:p>263.37890625</text:p>
          </table:table-cell>
        </table:table-row>
        <table:table-row table:style-name="ro1">
          <table:table-cell office:value-type="float" office:value="5.66137099266" calcext:value-type="float">
            <text:p>5.6613709927</text:p>
          </table:table-cell>
          <table:table-cell office:value-type="float" office:value="263.37890625" calcext:value-type="float">
            <text:p>263.37890625</text:p>
          </table:table-cell>
        </table:table-row>
        <table:table-row table:style-name="ro1">
          <table:table-cell office:value-type="float" office:value="5.67154693604" calcext:value-type="float">
            <text:p>5.671546936</text:p>
          </table:table-cell>
          <table:table-cell office:value-type="float" office:value="263.37890625" calcext:value-type="float">
            <text:p>263.37890625</text:p>
          </table:table-cell>
        </table:table-row>
        <table:table-row table:style-name="ro1">
          <table:table-cell office:value-type="float" office:value="5.68167901039" calcext:value-type="float">
            <text:p>5.6816790104</text:p>
          </table:table-cell>
          <table:table-cell office:value-type="float" office:value="263.37890625" calcext:value-type="float">
            <text:p>263.37890625</text:p>
          </table:table-cell>
        </table:table-row>
        <table:table-row table:style-name="ro1">
          <table:table-cell office:value-type="float" office:value="5.69179606438" calcext:value-type="float">
            <text:p>5.6917960644</text:p>
          </table:table-cell>
          <table:table-cell office:value-type="float" office:value="263.37890625" calcext:value-type="float">
            <text:p>263.37890625</text:p>
          </table:table-cell>
        </table:table-row>
        <table:table-row table:style-name="ro1">
          <table:table-cell office:value-type="float" office:value="5.70191693306" calcext:value-type="float">
            <text:p>5.7019169331</text:p>
          </table:table-cell>
          <table:table-cell office:value-type="float" office:value="263.37890625" calcext:value-type="float">
            <text:p>263.37890625</text:p>
          </table:table-cell>
        </table:table-row>
        <table:table-row table:style-name="ro1">
          <table:table-cell office:value-type="float" office:value="5.71202707291" calcext:value-type="float">
            <text:p>5.7120270729</text:p>
          </table:table-cell>
          <table:table-cell office:value-type="float" office:value="263.37890625" calcext:value-type="float">
            <text:p>263.37890625</text:p>
          </table:table-cell>
        </table:table-row>
        <table:table-row table:style-name="ro1">
          <table:table-cell office:value-type="float" office:value="5.72213506699" calcext:value-type="float">
            <text:p>5.722135067</text:p>
          </table:table-cell>
          <table:table-cell office:value-type="float" office:value="263.37890625" calcext:value-type="float">
            <text:p>263.37890625</text:p>
          </table:table-cell>
        </table:table-row>
        <table:table-row table:style-name="ro1">
          <table:table-cell office:value-type="float" office:value="5.73223614693" calcext:value-type="float">
            <text:p>5.7322361469</text:p>
          </table:table-cell>
          <table:table-cell office:value-type="float" office:value="263.37890625" calcext:value-type="float">
            <text:p>263.37890625</text:p>
          </table:table-cell>
        </table:table-row>
        <table:table-row table:style-name="ro1">
          <table:table-cell office:value-type="float" office:value="5.74234414101" calcext:value-type="float">
            <text:p>5.742344141</text:p>
          </table:table-cell>
          <table:table-cell office:value-type="float" office:value="263.37890625" calcext:value-type="float">
            <text:p>263.37890625</text:p>
          </table:table-cell>
        </table:table-row>
        <table:table-row table:style-name="ro1">
          <table:table-cell office:value-type="float" office:value="5.75245094299" calcext:value-type="float">
            <text:p>5.752450943</text:p>
          </table:table-cell>
          <table:table-cell office:value-type="float" office:value="263.37890625" calcext:value-type="float">
            <text:p>263.37890625</text:p>
          </table:table-cell>
        </table:table-row>
        <table:table-row table:style-name="ro1">
          <table:table-cell office:value-type="float" office:value="5.76255893707" calcext:value-type="float">
            <text:p>5.7625589371</text:p>
          </table:table-cell>
          <table:table-cell office:value-type="float" office:value="263.37890625" calcext:value-type="float">
            <text:p>263.37890625</text:p>
          </table:table-cell>
        </table:table-row>
        <table:table-row table:style-name="ro1">
          <table:table-cell office:value-type="float" office:value="5.77266597748" calcext:value-type="float">
            <text:p>5.7726659775</text:p>
          </table:table-cell>
          <table:table-cell office:value-type="float" office:value="263.37890625" calcext:value-type="float">
            <text:p>263.37890625</text:p>
          </table:table-cell>
        </table:table-row>
        <table:table-row table:style-name="ro1">
          <table:table-cell office:value-type="float" office:value="5.78277897835" calcext:value-type="float">
            <text:p>5.7827789784</text:p>
          </table:table-cell>
          <table:table-cell office:value-type="float" office:value="231.15234375" calcext:value-type="float">
            <text:p>231.15234375</text:p>
          </table:table-cell>
        </table:table-row>
        <table:table-row table:style-name="ro1">
          <table:table-cell office:value-type="float" office:value="5.79289698601" calcext:value-type="float">
            <text:p>5.792896986</text:p>
          </table:table-cell>
          <table:table-cell office:value-type="float" office:value="231.15234375" calcext:value-type="float">
            <text:p>231.15234375</text:p>
          </table:table-cell>
        </table:table-row>
        <table:table-row table:style-name="ro1">
          <table:table-cell office:value-type="float" office:value="5.80298113823" calcext:value-type="float">
            <text:p>5.8029811382</text:p>
          </table:table-cell>
          <table:table-cell office:value-type="float" office:value="231.15234375" calcext:value-type="float">
            <text:p>231.15234375</text:p>
          </table:table-cell>
        </table:table-row>
        <table:table-row table:style-name="ro1">
          <table:table-cell office:value-type="float" office:value="5.8130569458" calcext:value-type="float">
            <text:p>5.8130569458</text:p>
          </table:table-cell>
          <table:table-cell office:value-type="float" office:value="231.15234375" calcext:value-type="float">
            <text:p>231.15234375</text:p>
          </table:table-cell>
        </table:table-row>
        <table:table-row table:style-name="ro1">
          <table:table-cell office:value-type="float" office:value="5.82316803932" calcext:value-type="float">
            <text:p>5.8231680393</text:p>
          </table:table-cell>
          <table:table-cell office:value-type="float" office:value="231.15234375" calcext:value-type="float">
            <text:p>231.15234375</text:p>
          </table:table-cell>
        </table:table-row>
        <table:table-row table:style-name="ro1">
          <table:table-cell office:value-type="float" office:value="5.83327698708" calcext:value-type="float">
            <text:p>5.8332769871</text:p>
          </table:table-cell>
          <table:table-cell office:value-type="float" office:value="231.15234375" calcext:value-type="float">
            <text:p>231.15234375</text:p>
          </table:table-cell>
        </table:table-row>
        <table:table-row table:style-name="ro1">
          <table:table-cell office:value-type="float" office:value="5.84338498116" calcext:value-type="float">
            <text:p>5.8433849812</text:p>
          </table:table-cell>
          <table:table-cell office:value-type="float" office:value="231.15234375" calcext:value-type="float">
            <text:p>231.15234375</text:p>
          </table:table-cell>
        </table:table-row>
        <table:table-row table:style-name="ro1">
          <table:table-cell office:value-type="float" office:value="5.85349607468" calcext:value-type="float">
            <text:p>5.8534960747</text:p>
          </table:table-cell>
          <table:table-cell office:value-type="float" office:value="231.15234375" calcext:value-type="float">
            <text:p>231.15234375</text:p>
          </table:table-cell>
        </table:table-row>
        <table:table-row table:style-name="ro1">
          <table:table-cell office:value-type="float" office:value="5.86360311508" calcext:value-type="float">
            <text:p>5.8636031151</text:p>
          </table:table-cell>
          <table:table-cell office:value-type="float" office:value="231.15234375" calcext:value-type="float">
            <text:p>231.15234375</text:p>
          </table:table-cell>
        </table:table-row>
        <table:table-row table:style-name="ro1">
          <table:table-cell office:value-type="float" office:value="5.87371015549" calcext:value-type="float">
            <text:p>5.8737101555</text:p>
          </table:table-cell>
          <table:table-cell office:value-type="float" office:value="231.15234375" calcext:value-type="float">
            <text:p>231.15234375</text:p>
          </table:table-cell>
        </table:table-row>
        <table:table-row table:style-name="ro1">
          <table:table-cell office:value-type="float" office:value="5.88381910324" calcext:value-type="float">
            <text:p>5.8838191032</text:p>
          </table:table-cell>
          <table:table-cell office:value-type="float" office:value="231.15234375" calcext:value-type="float">
            <text:p>231.15234375</text:p>
          </table:table-cell>
        </table:table-row>
        <table:table-row table:style-name="ro1">
          <table:table-cell office:value-type="float" office:value="5.89392614365" calcext:value-type="float">
            <text:p>5.8939261437</text:p>
          </table:table-cell>
          <table:table-cell office:value-type="float" office:value="231.15234375" calcext:value-type="float">
            <text:p>231.15234375</text:p>
          </table:table-cell>
        </table:table-row>
        <table:table-row table:style-name="ro1">
          <table:table-cell office:value-type="float" office:value="5.90403914452" calcext:value-type="float">
            <text:p>5.9040391445</text:p>
          </table:table-cell>
          <table:table-cell office:value-type="float" office:value="231.15234375" calcext:value-type="float">
            <text:p>231.15234375</text:p>
          </table:table-cell>
        </table:table-row>
        <table:table-row table:style-name="ro1">
          <table:table-cell office:value-type="float" office:value="5.91428399086" calcext:value-type="float">
            <text:p>5.9142839909</text:p>
          </table:table-cell>
          <table:table-cell office:value-type="float" office:value="231.15234375" calcext:value-type="float">
            <text:p>231.15234375</text:p>
          </table:table-cell>
        </table:table-row>
        <table:table-row table:style-name="ro1">
          <table:table-cell office:value-type="float" office:value="5.92444515228" calcext:value-type="float">
            <text:p>5.9244451523</text:p>
          </table:table-cell>
          <table:table-cell office:value-type="float" office:value="231.15234375" calcext:value-type="float">
            <text:p>231.15234375</text:p>
          </table:table-cell>
        </table:table-row>
        <table:table-row table:style-name="ro1">
          <table:table-cell office:value-type="float" office:value="5.93453407288" calcext:value-type="float">
            <text:p>5.9345340729</text:p>
          </table:table-cell>
          <table:table-cell office:value-type="float" office:value="231.15234375" calcext:value-type="float">
            <text:p>231.15234375</text:p>
          </table:table-cell>
        </table:table-row>
        <table:table-row table:style-name="ro1">
          <table:table-cell office:value-type="float" office:value="5.94464612007" calcext:value-type="float">
            <text:p>5.9446461201</text:p>
          </table:table-cell>
          <table:table-cell office:value-type="float" office:value="231.15234375" calcext:value-type="float">
            <text:p>231.15234375</text:p>
          </table:table-cell>
        </table:table-row>
        <table:table-row table:style-name="ro1">
          <table:table-cell office:value-type="float" office:value="5.95473814011" calcext:value-type="float">
            <text:p>5.9547381401</text:p>
          </table:table-cell>
          <table:table-cell office:value-type="float" office:value="231.15234375" calcext:value-type="float">
            <text:p>231.15234375</text:p>
          </table:table-cell>
        </table:table-row>
        <table:table-row table:style-name="ro1">
          <table:table-cell office:value-type="float" office:value="5.96484613419" calcext:value-type="float">
            <text:p>5.9648461342</text:p>
          </table:table-cell>
          <table:table-cell office:value-type="float" office:value="231.15234375" calcext:value-type="float">
            <text:p>231.15234375</text:p>
          </table:table-cell>
        </table:table-row>
        <table:table-row table:style-name="ro1">
          <table:table-cell office:value-type="float" office:value="5.97495293617" calcext:value-type="float">
            <text:p>5.9749529362</text:p>
          </table:table-cell>
          <table:table-cell office:value-type="float" office:value="231.15234375" calcext:value-type="float">
            <text:p>231.15234375</text:p>
          </table:table-cell>
        </table:table-row>
        <table:table-row table:style-name="ro1">
          <table:table-cell office:value-type="float" office:value="5.98506212234" calcext:value-type="float">
            <text:p>5.9850621223</text:p>
          </table:table-cell>
          <table:table-cell office:value-type="float" office:value="231.15234375" calcext:value-type="float">
            <text:p>231.15234375</text:p>
          </table:table-cell>
        </table:table-row>
        <table:table-row table:style-name="ro1">
          <table:table-cell office:value-type="float" office:value="5.99517011642" calcext:value-type="float">
            <text:p>5.9951701164</text:p>
          </table:table-cell>
          <table:table-cell office:value-type="float" office:value="231.15234375" calcext:value-type="float">
            <text:p>231.15234375</text:p>
          </table:table-cell>
        </table:table-row>
        <table:table-row table:style-name="ro1">
          <table:table-cell office:value-type="float" office:value="6.00527095795" calcext:value-type="float">
            <text:p>6.005270958</text:p>
          </table:table-cell>
          <table:table-cell office:value-type="float" office:value="231.15234375" calcext:value-type="float">
            <text:p>231.15234375</text:p>
          </table:table-cell>
        </table:table-row>
        <table:table-row table:style-name="ro1">
          <table:table-cell office:value-type="float" office:value="6.01538205147" calcext:value-type="float">
            <text:p>6.0153820515</text:p>
          </table:table-cell>
          <table:table-cell office:value-type="float" office:value="231.15234375" calcext:value-type="float">
            <text:p>231.15234375</text:p>
          </table:table-cell>
        </table:table-row>
        <table:table-row table:style-name="ro1">
          <table:table-cell office:value-type="float" office:value="6.02548909187" calcext:value-type="float">
            <text:p>6.0254890919</text:p>
          </table:table-cell>
          <table:table-cell office:value-type="float" office:value="231.15234375" calcext:value-type="float">
            <text:p>231.15234375</text:p>
          </table:table-cell>
        </table:table-row>
        <table:table-row table:style-name="ro1">
          <table:table-cell office:value-type="float" office:value="6.03559708595" calcext:value-type="float">
            <text:p>6.035597086</text:p>
          </table:table-cell>
          <table:table-cell office:value-type="float" office:value="231.15234375" calcext:value-type="float">
            <text:p>231.15234375</text:p>
          </table:table-cell>
        </table:table-row>
        <table:table-row table:style-name="ro1">
          <table:table-cell office:value-type="float" office:value="6.04570412636" calcext:value-type="float">
            <text:p>6.0457041264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05581307411" calcext:value-type="float">
            <text:p>6.0558130741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06594204903" calcext:value-type="float">
            <text:p>6.065942049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07605099678" calcext:value-type="float">
            <text:p>6.0760509968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08615803719" calcext:value-type="float">
            <text:p>6.0861580372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09626793861" calcext:value-type="float">
            <text:p>6.0962679386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10637593269" calcext:value-type="float">
            <text:p>6.1063759327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11648511887" calcext:value-type="float">
            <text:p>6.1164851189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12659311295" calcext:value-type="float">
            <text:p>6.126593113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13670396805" calcext:value-type="float">
            <text:p>6.1367039681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14681315422" calcext:value-type="float">
            <text:p>6.1468131542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1569211483" calcext:value-type="float">
            <text:p>6.1569211483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16702795029" calcext:value-type="float">
            <text:p>6.1670279503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17713713646" calcext:value-type="float">
            <text:p>6.1771371365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18724393845" calcext:value-type="float">
            <text:p>6.1872439385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19734716415" calcext:value-type="float">
            <text:p>6.1973471642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20745515823" calcext:value-type="float">
            <text:p>6.2074551582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21756196022" calcext:value-type="float">
            <text:p>6.2175619602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22766900063" calcext:value-type="float">
            <text:p>6.2276690006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23777914047" calcext:value-type="float">
            <text:p>6.2377791405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24788808823" calcext:value-type="float">
            <text:p>6.2478880882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25799608231" calcext:value-type="float">
            <text:p>6.2579960823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26810503006" calcext:value-type="float">
            <text:p>6.2681050301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27945995331" calcext:value-type="float">
            <text:p>6.2794599533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2895720005" calcext:value-type="float">
            <text:p>6.2895720005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29970908165" calcext:value-type="float">
            <text:p>6.2997090817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6.30983805656" calcext:value-type="float">
            <text:p>6.3098380566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6.3199570179" calcext:value-type="float">
            <text:p>6.3199570179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6.33010101318" calcext:value-type="float">
            <text:p>6.3301010132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6.34024214745" calcext:value-type="float">
            <text:p>6.3402421475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6.35036110878" calcext:value-type="float">
            <text:p>6.3503611088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6.36048102379" calcext:value-type="float">
            <text:p>6.3604810238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6.3706009388" calcext:value-type="float">
            <text:p>6.3706009388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6.38075304031" calcext:value-type="float">
            <text:p>6.3807530403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6.39087414742" calcext:value-type="float">
            <text:p>6.3908741474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6.40099215508" calcext:value-type="float">
            <text:p>6.4009921551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6.41111016273" calcext:value-type="float">
            <text:p>6.4111101627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6.4212141037" calcext:value-type="float">
            <text:p>6.4212141037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6.43133401871" calcext:value-type="float">
            <text:p>6.4313340187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6.44144296646" calcext:value-type="float">
            <text:p>6.4414429665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6.45155096054" calcext:value-type="float">
            <text:p>6.4515509605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6.46166014671" calcext:value-type="float">
            <text:p>6.4616601467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6.47175097466" calcext:value-type="float">
            <text:p>6.4717509747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6.48187804222" calcext:value-type="float">
            <text:p>6.4818780422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6.4919860363" calcext:value-type="float">
            <text:p>6.4919860363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6.50209403038" calcext:value-type="float">
            <text:p>6.5020940304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6.51220297813" calcext:value-type="float">
            <text:p>6.5122029781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6.52231097221" calcext:value-type="float">
            <text:p>6.5223109722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6.53242015839" calcext:value-type="float">
            <text:p>6.5324201584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6.54252815247" calcext:value-type="float">
            <text:p>6.5425281525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6.55263614655" calcext:value-type="float">
            <text:p>6.5526361466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56274414062" calcext:value-type="float">
            <text:p>6.5627441406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57285308838" calcext:value-type="float">
            <text:p>6.5728530884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58296108246" calcext:value-type="float">
            <text:p>6.5829610825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59307003021" calcext:value-type="float">
            <text:p>6.5930700302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60317897797" calcext:value-type="float">
            <text:p>6.603178978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61328101158" calcext:value-type="float">
            <text:p>6.6132810116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62337303162" calcext:value-type="float">
            <text:p>6.6233730316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6335041523" calcext:value-type="float">
            <text:p>6.6335041523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64361810684" calcext:value-type="float">
            <text:p>6.6436181068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65369296074" calcext:value-type="float">
            <text:p>6.6536929607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66380095482" calcext:value-type="float">
            <text:p>6.6638009548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6739089489" calcext:value-type="float">
            <text:p>6.6739089489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68401813507" calcext:value-type="float">
            <text:p>6.6840181351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69412493706" calcext:value-type="float">
            <text:p>6.6941249371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70425415039" calcext:value-type="float">
            <text:p>6.7042541504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71438598633" calcext:value-type="float">
            <text:p>6.7143859863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72449612617" calcext:value-type="float">
            <text:p>6.7244961262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7346060276" calcext:value-type="float">
            <text:p>6.7346060276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74471592903" calcext:value-type="float">
            <text:p>6.744715929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75482296944" calcext:value-type="float">
            <text:p>6.7548229694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76493096352" calcext:value-type="float">
            <text:p>6.7649309635</text:p>
          </table:table-cell>
          <table:table-cell office:value-type="float" office:value="200.390625" calcext:value-type="float">
            <text:p>200.390625</text:p>
          </table:table-cell>
        </table:table-row>
        <table:table-row table:style-name="ro1">
          <table:table-cell office:value-type="float" office:value="6.7750389576" calcext:value-type="float">
            <text:p>6.7750389576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6.78514695168" calcext:value-type="float">
            <text:p>6.7851469517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6.79525494576" calcext:value-type="float">
            <text:p>6.7952549458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6.80535697937" calcext:value-type="float">
            <text:p>6.8053569794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6.81546497345" calcext:value-type="float">
            <text:p>6.8154649735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6.82557201385" calcext:value-type="float">
            <text:p>6.8255720139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6.83570504189" calcext:value-type="float">
            <text:p>6.8357050419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6.84584593773" calcext:value-type="float">
            <text:p>6.8458459377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6.85598897934" calcext:value-type="float">
            <text:p>6.8559889793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6.8661301136" calcext:value-type="float">
            <text:p>6.8661301136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6.87627005577" calcext:value-type="float">
            <text:p>6.8762700558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6.8864159584" calcext:value-type="float">
            <text:p>6.8864159584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6.89655709267" calcext:value-type="float">
            <text:p>6.8965570927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6.90669798851" calcext:value-type="float">
            <text:p>6.9066979885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6.91698098183" calcext:value-type="float">
            <text:p>6.9169809818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6.92712402344" calcext:value-type="float">
            <text:p>6.9271240234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6.9372651577" calcext:value-type="float">
            <text:p>6.9372651577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6.94740700722" calcext:value-type="float">
            <text:p>6.9474070072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6.9575510025" calcext:value-type="float">
            <text:p>6.9575510025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6.96769404411" calcext:value-type="float">
            <text:p>6.9676940441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6.97783613205" calcext:value-type="float">
            <text:p>6.9778361321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6.98797798157" calcext:value-type="float">
            <text:p>6.9879779816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6.99811911583" calcext:value-type="float">
            <text:p>6.9981191158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00826215744" calcext:value-type="float">
            <text:p>7.0082621574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01840400696" calcext:value-type="float">
            <text:p>7.018404007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02861213684" calcext:value-type="float">
            <text:p>7.0286121368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03875803947" calcext:value-type="float">
            <text:p>7.0387580395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0488820076" calcext:value-type="float">
            <text:p>7.0488820076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05899500847" calcext:value-type="float">
            <text:p>7.0589950085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06911015511" calcext:value-type="float">
            <text:p>7.0691101551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07922410965" calcext:value-type="float">
            <text:p>7.0792241097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08933806419" calcext:value-type="float">
            <text:p>7.0893380642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09945201874" calcext:value-type="float">
            <text:p>7.0994520187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10956597328" calcext:value-type="float">
            <text:p>7.1095659733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11967992783" calcext:value-type="float">
            <text:p>7.1196799278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12979412079" calcext:value-type="float">
            <text:p>7.1297941208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13990902901" calcext:value-type="float">
            <text:p>7.139909029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15002298355" calcext:value-type="float">
            <text:p>7.1500229836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16013813019" calcext:value-type="float">
            <text:p>7.1601381302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17025208473" calcext:value-type="float">
            <text:p>7.1702520847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1803650856" calcext:value-type="float">
            <text:p>7.1803650856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19047808647" calcext:value-type="float">
            <text:p>7.1904780865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20059299469" calcext:value-type="float">
            <text:p>7.2005929947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21070694923" calcext:value-type="float">
            <text:p>7.2107069492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22080802917" calcext:value-type="float">
            <text:p>7.2208080292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23092198372" calcext:value-type="float">
            <text:p>7.2309219837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24107909203" calcext:value-type="float">
            <text:p>7.241079092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25123095512" calcext:value-type="float">
            <text:p>7.2512309551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26136398315" calcext:value-type="float">
            <text:p>7.2613639832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27148294449" calcext:value-type="float">
            <text:p>7.2714829445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28160214424" calcext:value-type="float">
            <text:p>7.2816021442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29172110558" calcext:value-type="float">
            <text:p>7.2917211056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30183911324" calcext:value-type="float">
            <text:p>7.3018391132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31195807457" calcext:value-type="float">
            <text:p>7.3119580746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3220770359" calcext:value-type="float">
            <text:p>7.3220770359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33219599724" calcext:value-type="float">
            <text:p>7.3321959972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34231615067" calcext:value-type="float">
            <text:p>7.3423161507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35243606567" calcext:value-type="float">
            <text:p>7.3524360657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7.36255407333" calcext:value-type="float">
            <text:p>7.3625540733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7.37267398834" calcext:value-type="float">
            <text:p>7.3726739883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7.38279104233" calcext:value-type="float">
            <text:p>7.3827910423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7.39291095734" calcext:value-type="float">
            <text:p>7.3929109573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7.40303015709" calcext:value-type="float">
            <text:p>7.4030301571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7.41314911842" calcext:value-type="float">
            <text:p>7.4131491184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7.42326593399" calcext:value-type="float">
            <text:p>7.423265934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7.43342995644" calcext:value-type="float">
            <text:p>7.4334299564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7.44352412224" calcext:value-type="float">
            <text:p>7.4435241222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7.45364093781" calcext:value-type="float">
            <text:p>7.4536409378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7.46375703812" calcext:value-type="float">
            <text:p>7.4637570381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7.47387313843" calcext:value-type="float">
            <text:p>7.4738731384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7.48398995399" calcext:value-type="float">
            <text:p>7.483989954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7.49410510063" calcext:value-type="float">
            <text:p>7.4941051006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7.50422096252" calcext:value-type="float">
            <text:p>7.5042209625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7.51433801651" calcext:value-type="float">
            <text:p>7.5143380165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7.524518013" calcext:value-type="float">
            <text:p>7.524518013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7.53469514847" calcext:value-type="float">
            <text:p>7.5346951485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7.5448319912" calcext:value-type="float">
            <text:p>7.5448319912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7.55493116379" calcext:value-type="float">
            <text:p>7.5549311638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7.56504511833" calcext:value-type="float">
            <text:p>7.5650451183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7.57516098022" calcext:value-type="float">
            <text:p>7.5751609802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7.58527112007" calcext:value-type="float">
            <text:p>7.5852711201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7.59533905983" calcext:value-type="float">
            <text:p>7.5953390598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7.60544705391" calcext:value-type="float">
            <text:p>7.6054470539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7.61555504799" calcext:value-type="float">
            <text:p>7.615555048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7.62566208839" calcext:value-type="float">
            <text:p>7.6256620884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7.6357691288" calcext:value-type="float">
            <text:p>7.6357691288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7.64587593079" calcext:value-type="float">
            <text:p>7.6458759308</text:p>
          </table:table-cell>
          <table:table-cell office:value-type="float" office:value="198.6328125" calcext:value-type="float">
            <text:p>198.6328125</text:p>
          </table:table-cell>
        </table:table-row>
        <table:table-row table:style-name="ro1">
          <table:table-cell office:value-type="float" office:value="7.65598011017" calcext:value-type="float">
            <text:p>7.6559801102</text:p>
          </table:table-cell>
          <table:table-cell office:value-type="float" office:value="198.6328125" calcext:value-type="float">
            <text:p>198.6328125</text:p>
          </table:table-cell>
        </table:table-row>
        <table:table-row table:style-name="ro1">
          <table:table-cell office:value-type="float" office:value="7.66608595848" calcext:value-type="float">
            <text:p>7.6660859585</text:p>
          </table:table-cell>
          <table:table-cell office:value-type="float" office:value="198.6328125" calcext:value-type="float">
            <text:p>198.6328125</text:p>
          </table:table-cell>
        </table:table-row>
        <table:table-row table:style-name="ro1">
          <table:table-cell office:value-type="float" office:value="7.67619395256" calcext:value-type="float">
            <text:p>7.6761939526</text:p>
          </table:table-cell>
          <table:table-cell office:value-type="float" office:value="198.6328125" calcext:value-type="float">
            <text:p>198.6328125</text:p>
          </table:table-cell>
        </table:table-row>
        <table:table-row table:style-name="ro1">
          <table:table-cell office:value-type="float" office:value="7.68630099297" calcext:value-type="float">
            <text:p>7.686300993</text:p>
          </table:table-cell>
          <table:table-cell office:value-type="float" office:value="198.6328125" calcext:value-type="float">
            <text:p>198.6328125</text:p>
          </table:table-cell>
        </table:table-row>
        <table:table-row table:style-name="ro1">
          <table:table-cell office:value-type="float" office:value="7.69640994072" calcext:value-type="float">
            <text:p>7.6964099407</text:p>
          </table:table-cell>
          <table:table-cell office:value-type="float" office:value="198.6328125" calcext:value-type="float">
            <text:p>198.6328125</text:p>
          </table:table-cell>
        </table:table-row>
        <table:table-row table:style-name="ro1">
          <table:table-cell office:value-type="float" office:value="7.7065179348" calcext:value-type="float">
            <text:p>7.7065179348</text:p>
          </table:table-cell>
          <table:table-cell office:value-type="float" office:value="198.6328125" calcext:value-type="float">
            <text:p>198.6328125</text:p>
          </table:table-cell>
        </table:table-row>
        <table:table-row table:style-name="ro1">
          <table:table-cell office:value-type="float" office:value="7.71658992767" calcext:value-type="float">
            <text:p>7.7165899277</text:p>
          </table:table-cell>
          <table:table-cell office:value-type="float" office:value="198.6328125" calcext:value-type="float">
            <text:p>198.6328125</text:p>
          </table:table-cell>
        </table:table-row>
        <table:table-row table:style-name="ro1">
          <table:table-cell office:value-type="float" office:value="7.72669816017" calcext:value-type="float">
            <text:p>7.7266981602</text:p>
          </table:table-cell>
          <table:table-cell office:value-type="float" office:value="198.6328125" calcext:value-type="float">
            <text:p>198.6328125</text:p>
          </table:table-cell>
        </table:table-row>
        <table:table-row table:style-name="ro1">
          <table:table-cell office:value-type="float" office:value="7.73680496216" calcext:value-type="float">
            <text:p>7.7368049622</text:p>
          </table:table-cell>
          <table:table-cell office:value-type="float" office:value="198.6328125" calcext:value-type="float">
            <text:p>198.6328125</text:p>
          </table:table-cell>
        </table:table-row>
        <table:table-row table:style-name="ro1">
          <table:table-cell office:value-type="float" office:value="7.74691295624" calcext:value-type="float">
            <text:p>7.7469129562</text:p>
          </table:table-cell>
          <table:table-cell office:value-type="float" office:value="198.6328125" calcext:value-type="float">
            <text:p>198.6328125</text:p>
          </table:table-cell>
        </table:table-row>
        <table:table-row table:style-name="ro1">
          <table:table-cell office:value-type="float" office:value="7.75702095032" calcext:value-type="float">
            <text:p>7.7570209503</text:p>
          </table:table-cell>
          <table:table-cell office:value-type="float" office:value="198.6328125" calcext:value-type="float">
            <text:p>198.6328125</text:p>
          </table:table-cell>
        </table:table-row>
        <table:table-row table:style-name="ro1">
          <table:table-cell office:value-type="float" office:value="7.7671289444" calcext:value-type="float">
            <text:p>7.7671289444</text:p>
          </table:table-cell>
          <table:table-cell office:value-type="float" office:value="198.6328125" calcext:value-type="float">
            <text:p>198.6328125</text:p>
          </table:table-cell>
        </table:table-row>
        <table:table-row table:style-name="ro1">
          <table:table-cell office:value-type="float" office:value="7.7772359848" calcext:value-type="float">
            <text:p>7.7772359848</text:p>
          </table:table-cell>
          <table:table-cell office:value-type="float" office:value="198.6328125" calcext:value-type="float">
            <text:p>198.6328125</text:p>
          </table:table-cell>
        </table:table-row>
        <table:table-row table:style-name="ro1">
          <table:table-cell office:value-type="float" office:value="7.78734397888" calcext:value-type="float">
            <text:p>7.7873439789</text:p>
          </table:table-cell>
          <table:table-cell office:value-type="float" office:value="198.6328125" calcext:value-type="float">
            <text:p>198.6328125</text:p>
          </table:table-cell>
        </table:table-row>
        <table:table-row table:style-name="ro1">
          <table:table-cell office:value-type="float" office:value="7.79745006561" calcext:value-type="float">
            <text:p>7.7974500656</text:p>
          </table:table-cell>
          <table:table-cell office:value-type="float" office:value="198.6328125" calcext:value-type="float">
            <text:p>198.6328125</text:p>
          </table:table-cell>
        </table:table-row>
        <table:table-row table:style-name="ro1">
          <table:table-cell office:value-type="float" office:value="7.80755805969" calcext:value-type="float">
            <text:p>7.8075580597</text:p>
          </table:table-cell>
          <table:table-cell office:value-type="float" office:value="198.6328125" calcext:value-type="float">
            <text:p>198.6328125</text:p>
          </table:table-cell>
        </table:table-row>
        <table:table-row table:style-name="ro1">
          <table:table-cell office:value-type="float" office:value="7.81766796112" calcext:value-type="float">
            <text:p>7.8176679611</text:p>
          </table:table-cell>
          <table:table-cell office:value-type="float" office:value="198.6328125" calcext:value-type="float">
            <text:p>198.6328125</text:p>
          </table:table-cell>
        </table:table-row>
        <table:table-row table:style-name="ro1">
          <table:table-cell office:value-type="float" office:value="7.82777500153" calcext:value-type="float">
            <text:p>7.8277750015</text:p>
          </table:table-cell>
          <table:table-cell office:value-type="float" office:value="198.6328125" calcext:value-type="float">
            <text:p>198.6328125</text:p>
          </table:table-cell>
        </table:table-row>
        <table:table-row table:style-name="ro1">
          <table:table-cell office:value-type="float" office:value="7.83788204193" calcext:value-type="float">
            <text:p>7.8378820419</text:p>
          </table:table-cell>
          <table:table-cell office:value-type="float" office:value="198.6328125" calcext:value-type="float">
            <text:p>198.6328125</text:p>
          </table:table-cell>
        </table:table-row>
        <table:table-row table:style-name="ro1">
          <table:table-cell office:value-type="float" office:value="7.84799003601" calcext:value-type="float">
            <text:p>7.847990036</text:p>
          </table:table-cell>
          <table:table-cell office:value-type="float" office:value="198.6328125" calcext:value-type="float">
            <text:p>198.6328125</text:p>
          </table:table-cell>
        </table:table-row>
        <table:table-row table:style-name="ro1">
          <table:table-cell office:value-type="float" office:value="7.85809803009" calcext:value-type="float">
            <text:p>7.8580980301</text:p>
          </table:table-cell>
          <table:table-cell office:value-type="float" office:value="198.6328125" calcext:value-type="float">
            <text:p>198.6328125</text:p>
          </table:table-cell>
        </table:table-row>
        <table:table-row table:style-name="ro1">
          <table:table-cell office:value-type="float" office:value="7.86820602417" calcext:value-type="float">
            <text:p>7.8682060242</text:p>
          </table:table-cell>
          <table:table-cell office:value-type="float" office:value="198.6328125" calcext:value-type="float">
            <text:p>198.6328125</text:p>
          </table:table-cell>
        </table:table-row>
        <table:table-row table:style-name="ro1">
          <table:table-cell office:value-type="float" office:value="7.87831306458" calcext:value-type="float">
            <text:p>7.8783130646</text:p>
          </table:table-cell>
          <table:table-cell office:value-type="float" office:value="198.6328125" calcext:value-type="float">
            <text:p>198.6328125</text:p>
          </table:table-cell>
        </table:table-row>
        <table:table-row table:style-name="ro1">
          <table:table-cell office:value-type="float" office:value="7.88842105865" calcext:value-type="float">
            <text:p>7.8884210587</text:p>
          </table:table-cell>
          <table:table-cell office:value-type="float" office:value="198.6328125" calcext:value-type="float">
            <text:p>198.6328125</text:p>
          </table:table-cell>
        </table:table-row>
        <table:table-row table:style-name="ro1">
          <table:table-cell office:value-type="float" office:value="7.89852905273" calcext:value-type="float">
            <text:p>7.8985290527</text:p>
          </table:table-cell>
          <table:table-cell office:value-type="float" office:value="198.6328125" calcext:value-type="float">
            <text:p>198.6328125</text:p>
          </table:table-cell>
        </table:table-row>
        <table:table-row table:style-name="ro1">
          <table:table-cell office:value-type="float" office:value="7.91169500351" calcext:value-type="float">
            <text:p>7.9116950035</text:p>
          </table:table-cell>
          <table:table-cell office:value-type="float" office:value="198.6328125" calcext:value-type="float">
            <text:p>198.6328125</text:p>
          </table:table-cell>
        </table:table-row>
        <table:table-row table:style-name="ro1">
          <table:table-cell office:value-type="float" office:value="7.92180204391" calcext:value-type="float">
            <text:p>7.9218020439</text:p>
          </table:table-cell>
          <table:table-cell office:value-type="float" office:value="198.6328125" calcext:value-type="float">
            <text:p>198.6328125</text:p>
          </table:table-cell>
        </table:table-row>
        <table:table-row table:style-name="ro1">
          <table:table-cell office:value-type="float" office:value="7.93191099167" calcext:value-type="float">
            <text:p>7.9319109917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94201803207" calcext:value-type="float">
            <text:p>7.9420180321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95212602615" calcext:value-type="float">
            <text:p>7.9521260262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96226096153" calcext:value-type="float">
            <text:p>7.9622609615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97251701355" calcext:value-type="float">
            <text:p>7.9725170136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98262500763" calcext:value-type="float">
            <text:p>7.9826250076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7.99273395538" calcext:value-type="float">
            <text:p>7.9927339554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8.00284194946" calcext:value-type="float">
            <text:p>8.0028419495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8.01294898987" calcext:value-type="float">
            <text:p>8.0129489899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8.02305698395" calcext:value-type="float">
            <text:p>8.023056984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8.03316497803" calcext:value-type="float">
            <text:p>8.033164978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8.04327201843" calcext:value-type="float">
            <text:p>8.0432720184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8.0554831028" calcext:value-type="float">
            <text:p>8.0554831028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8.06558895111" calcext:value-type="float">
            <text:p>8.0655889511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8.07569694519" calcext:value-type="float">
            <text:p>8.0756969452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8.08580303192" calcext:value-type="float">
            <text:p>8.0858030319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8.09591293335" calcext:value-type="float">
            <text:p>8.0959129334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8.10601997375" calcext:value-type="float">
            <text:p>8.1060199738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8.11613798141" calcext:value-type="float">
            <text:p>8.1161379814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8.12624597549" calcext:value-type="float">
            <text:p>8.1262459755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8.13635396957" calcext:value-type="float">
            <text:p>8.1363539696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8.14646196365" calcext:value-type="float">
            <text:p>8.1464619637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8.15656900406" calcext:value-type="float">
            <text:p>8.1565690041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8.16744494438" calcext:value-type="float">
            <text:p>8.1674449444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8.17755699158" calcext:value-type="float">
            <text:p>8.1775569916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8.18766498566" calcext:value-type="float">
            <text:p>8.1876649857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8.19777202606" calcext:value-type="float">
            <text:p>8.1977720261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8.20788002014" calcext:value-type="float">
            <text:p>8.2078800201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8.21798801422" calcext:value-type="float">
            <text:p>8.2179880142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8.2280960083" calcext:value-type="float">
            <text:p>8.2280960083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8.23820304871" calcext:value-type="float">
            <text:p>8.2382030487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8.24831199646" calcext:value-type="float">
            <text:p>8.2483119965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8.25841903687" calcext:value-type="float">
            <text:p>8.2584190369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8.2685251236" calcext:value-type="float">
            <text:p>8.2685251236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8.27863502502" calcext:value-type="float">
            <text:p>8.278635025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8.2887430191" calcext:value-type="float">
            <text:p>8.2887430191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8.29885101318" calcext:value-type="float">
            <text:p>8.2988510132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8.30895113945" calcext:value-type="float">
            <text:p>8.3089511395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8.31905913353" calcext:value-type="float">
            <text:p>8.3190591335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8.32916712761" calcext:value-type="float">
            <text:p>8.3291671276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8.33927607536" calcext:value-type="float">
            <text:p>8.3392760754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8.34942913055" calcext:value-type="float">
            <text:p>8.3494291306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8.35956597328" calcext:value-type="float">
            <text:p>8.3595659733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8.36970305443" calcext:value-type="float">
            <text:p>8.3697030544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8.37984013557" calcext:value-type="float">
            <text:p>8.3798401356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8.38997602463" calcext:value-type="float">
            <text:p>8.3899760246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8.4001121521" calcext:value-type="float">
            <text:p>8.4001121521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8.4102499485" calcext:value-type="float">
            <text:p>8.4102499485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8.42058706284" calcext:value-type="float">
            <text:p>8.4205870628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8.43072509766" calcext:value-type="float">
            <text:p>8.4307250977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8.44086098671" calcext:value-type="float">
            <text:p>8.4408609867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8.45099806786" calcext:value-type="float">
            <text:p>8.4509980679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8.46113395691" calcext:value-type="float">
            <text:p>8.4611339569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8.47126698494" calcext:value-type="float">
            <text:p>8.4712669849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8.48139500618" calcext:value-type="float">
            <text:p>8.4813950062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8.49150300026" calcext:value-type="float">
            <text:p>8.4915030003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8.50161099434" calcext:value-type="float">
            <text:p>8.5016109943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8.51171898842" calcext:value-type="float">
            <text:p>8.5117189884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8.52182602882" calcext:value-type="float">
            <text:p>8.5218260288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8.5319340229" calcext:value-type="float">
            <text:p>8.5319340229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8.54204201698" calcext:value-type="float">
            <text:p>8.542042017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8.55214905739" calcext:value-type="float">
            <text:p>8.5521490574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8.56225800514" calcext:value-type="float">
            <text:p>8.5622580051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8.57236599922" calcext:value-type="float">
            <text:p>8.5723659992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8.58247303963" calcext:value-type="float">
            <text:p>8.5824730396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8.59258103371" calcext:value-type="float">
            <text:p>8.5925810337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8.60268807411" calcext:value-type="float">
            <text:p>8.6026880741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8.61279511452" calcext:value-type="float">
            <text:p>8.6127951145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8.62290215492" calcext:value-type="float">
            <text:p>8.6229021549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8.63301110268" calcext:value-type="float">
            <text:p>8.6330111027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8.64311909676" calcext:value-type="float">
            <text:p>8.6431190968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8.65322613716" calcext:value-type="float">
            <text:p>8.6532261372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8.66333413124" calcext:value-type="float">
            <text:p>8.6633341312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8.67343997955" calcext:value-type="float">
            <text:p>8.6734399796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8.68354201317" calcext:value-type="float">
            <text:p>8.6835420132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8.69365000725" calcext:value-type="float">
            <text:p>8.6936500073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8.70375800133" calcext:value-type="float">
            <text:p>8.7037580013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8.71386599541" calcext:value-type="float">
            <text:p>8.7138659954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8.7239780426" calcext:value-type="float">
            <text:p>8.7239780426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8.73408603668" calcext:value-type="float">
            <text:p>8.7340860367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8.74419403076" calcext:value-type="float">
            <text:p>8.7441940308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8.75431799889" calcext:value-type="float">
            <text:p>8.7543179989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8.76442193985" calcext:value-type="float">
            <text:p>8.7644219399</text:p>
          </table:table-cell>
          <table:table-cell office:value-type="float" office:value="198.92578125" calcext:value-type="float">
            <text:p>198.92578125</text:p>
          </table:table-cell>
        </table:table-row>
        <table:table-row table:style-name="ro1">
          <table:table-cell office:value-type="float" office:value="8.77452111244" calcext:value-type="float">
            <text:p>8.7745211124</text:p>
          </table:table-cell>
          <table:table-cell office:value-type="float" office:value="198.92578125" calcext:value-type="float">
            <text:p>198.92578125</text:p>
          </table:table-cell>
        </table:table-row>
        <table:table-row table:style-name="ro1">
          <table:table-cell office:value-type="float" office:value="8.78463506699" calcext:value-type="float">
            <text:p>8.784635067</text:p>
          </table:table-cell>
          <table:table-cell office:value-type="float" office:value="198.92578125" calcext:value-type="float">
            <text:p>198.92578125</text:p>
          </table:table-cell>
        </table:table-row>
        <table:table-row table:style-name="ro1">
          <table:table-cell office:value-type="float" office:value="8.79474806786" calcext:value-type="float">
            <text:p>8.7947480679</text:p>
          </table:table-cell>
          <table:table-cell office:value-type="float" office:value="198.92578125" calcext:value-type="float">
            <text:p>198.92578125</text:p>
          </table:table-cell>
        </table:table-row>
        <table:table-row table:style-name="ro1">
          <table:table-cell office:value-type="float" office:value="8.8048620224" calcext:value-type="float">
            <text:p>8.8048620224</text:p>
          </table:table-cell>
          <table:table-cell office:value-type="float" office:value="198.92578125" calcext:value-type="float">
            <text:p>198.92578125</text:p>
          </table:table-cell>
        </table:table-row>
        <table:table-row table:style-name="ro1">
          <table:table-cell office:value-type="float" office:value="8.81497597694" calcext:value-type="float">
            <text:p>8.8149759769</text:p>
          </table:table-cell>
          <table:table-cell office:value-type="float" office:value="198.92578125" calcext:value-type="float">
            <text:p>198.92578125</text:p>
          </table:table-cell>
        </table:table-row>
        <table:table-row table:style-name="ro1">
          <table:table-cell office:value-type="float" office:value="8.82509207726" calcext:value-type="float">
            <text:p>8.8250920773</text:p>
          </table:table-cell>
          <table:table-cell office:value-type="float" office:value="198.92578125" calcext:value-type="float">
            <text:p>198.92578125</text:p>
          </table:table-cell>
        </table:table-row>
        <table:table-row table:style-name="ro1">
          <table:table-cell office:value-type="float" office:value="8.8352060318" calcext:value-type="float">
            <text:p>8.8352060318</text:p>
          </table:table-cell>
          <table:table-cell office:value-type="float" office:value="198.92578125" calcext:value-type="float">
            <text:p>198.92578125</text:p>
          </table:table-cell>
        </table:table-row>
        <table:table-row table:style-name="ro1">
          <table:table-cell office:value-type="float" office:value="8.84532213211" calcext:value-type="float">
            <text:p>8.8453221321</text:p>
          </table:table-cell>
          <table:table-cell office:value-type="float" office:value="198.92578125" calcext:value-type="float">
            <text:p>198.92578125</text:p>
          </table:table-cell>
        </table:table-row>
        <table:table-row table:style-name="ro1">
          <table:table-cell office:value-type="float" office:value="8.85543704033" calcext:value-type="float">
            <text:p>8.8554370403</text:p>
          </table:table-cell>
          <table:table-cell office:value-type="float" office:value="198.92578125" calcext:value-type="float">
            <text:p>198.92578125</text:p>
          </table:table-cell>
        </table:table-row>
        <table:table-row table:style-name="ro1">
          <table:table-cell office:value-type="float" office:value="8.86555099487" calcext:value-type="float">
            <text:p>8.8655509949</text:p>
          </table:table-cell>
          <table:table-cell office:value-type="float" office:value="198.92578125" calcext:value-type="float">
            <text:p>198.92578125</text:p>
          </table:table-cell>
        </table:table-row>
        <table:table-row table:style-name="ro1">
          <table:table-cell office:value-type="float" office:value="8.87571716309" calcext:value-type="float">
            <text:p>8.8757171631</text:p>
          </table:table-cell>
          <table:table-cell office:value-type="float" office:value="198.92578125" calcext:value-type="float">
            <text:p>198.92578125</text:p>
          </table:table-cell>
        </table:table-row>
        <table:table-row table:style-name="ro1">
          <table:table-cell office:value-type="float" office:value="8.88582801819" calcext:value-type="float">
            <text:p>8.8858280182</text:p>
          </table:table-cell>
          <table:table-cell office:value-type="float" office:value="198.92578125" calcext:value-type="float">
            <text:p>198.92578125</text:p>
          </table:table-cell>
        </table:table-row>
        <table:table-row table:style-name="ro1">
          <table:table-cell office:value-type="float" office:value="8.89593815804" calcext:value-type="float">
            <text:p>8.895938158</text:p>
          </table:table-cell>
          <table:table-cell office:value-type="float" office:value="198.92578125" calcext:value-type="float">
            <text:p>198.92578125</text:p>
          </table:table-cell>
        </table:table-row>
        <table:table-row table:style-name="ro1">
          <table:table-cell office:value-type="float" office:value="8.90604710579" calcext:value-type="float">
            <text:p>8.9060471058</text:p>
          </table:table-cell>
          <table:table-cell office:value-type="float" office:value="198.92578125" calcext:value-type="float">
            <text:p>198.92578125</text:p>
          </table:table-cell>
        </table:table-row>
        <table:table-row table:style-name="ro1">
          <table:table-cell office:value-type="float" office:value="8.91636610031" calcext:value-type="float">
            <text:p>8.9163661003</text:p>
          </table:table-cell>
          <table:table-cell office:value-type="float" office:value="198.92578125" calcext:value-type="float">
            <text:p>198.92578125</text:p>
          </table:table-cell>
        </table:table-row>
        <table:table-row table:style-name="ro1">
          <table:table-cell office:value-type="float" office:value="8.92647504807" calcext:value-type="float">
            <text:p>8.9264750481</text:p>
          </table:table-cell>
          <table:table-cell office:value-type="float" office:value="198.92578125" calcext:value-type="float">
            <text:p>198.92578125</text:p>
          </table:table-cell>
        </table:table-row>
        <table:table-row table:style-name="ro1">
          <table:table-cell office:value-type="float" office:value="8.93658208847" calcext:value-type="float">
            <text:p>8.9365820885</text:p>
          </table:table-cell>
          <table:table-cell office:value-type="float" office:value="198.92578125" calcext:value-type="float">
            <text:p>198.92578125</text:p>
          </table:table-cell>
        </table:table-row>
        <table:table-row table:style-name="ro1">
          <table:table-cell office:value-type="float" office:value="8.94669008255" calcext:value-type="float">
            <text:p>8.9466900826</text:p>
          </table:table-cell>
          <table:table-cell office:value-type="float" office:value="198.92578125" calcext:value-type="float">
            <text:p>198.92578125</text:p>
          </table:table-cell>
        </table:table-row>
        <table:table-row table:style-name="ro1">
          <table:table-cell office:value-type="float" office:value="8.95679807663" calcext:value-type="float">
            <text:p>8.9567980766</text:p>
          </table:table-cell>
          <table:table-cell office:value-type="float" office:value="198.92578125" calcext:value-type="float">
            <text:p>198.92578125</text:p>
          </table:table-cell>
        </table:table-row>
        <table:table-row table:style-name="ro1">
          <table:table-cell office:value-type="float" office:value="8.96690511703" calcext:value-type="float">
            <text:p>8.966905117</text:p>
          </table:table-cell>
          <table:table-cell office:value-type="float" office:value="198.92578125" calcext:value-type="float">
            <text:p>198.92578125</text:p>
          </table:table-cell>
        </table:table-row>
        <table:table-row table:style-name="ro1">
          <table:table-cell office:value-type="float" office:value="8.97701311111" calcext:value-type="float">
            <text:p>8.9770131111</text:p>
          </table:table-cell>
          <table:table-cell office:value-type="float" office:value="198.92578125" calcext:value-type="float">
            <text:p>198.92578125</text:p>
          </table:table-cell>
        </table:table-row>
        <table:table-row table:style-name="ro1">
          <table:table-cell office:value-type="float" office:value="8.98712110519" calcext:value-type="float">
            <text:p>8.9871211052</text:p>
          </table:table-cell>
          <table:table-cell office:value-type="float" office:value="198.92578125" calcext:value-type="float">
            <text:p>198.92578125</text:p>
          </table:table-cell>
        </table:table-row>
        <table:table-row table:style-name="ro1">
          <table:table-cell office:value-type="float" office:value="8.99722695351" calcext:value-type="float">
            <text:p>8.9972269535</text:p>
          </table:table-cell>
          <table:table-cell office:value-type="float" office:value="198.92578125" calcext:value-type="float">
            <text:p>198.92578125</text:p>
          </table:table-cell>
        </table:table-row>
        <table:table-row table:style-name="ro1">
          <table:table-cell office:value-type="float" office:value="9.00733613968" calcext:value-type="float">
            <text:p>9.0073361397</text:p>
          </table:table-cell>
          <table:table-cell office:value-type="float" office:value="198.92578125" calcext:value-type="float">
            <text:p>198.92578125</text:p>
          </table:table-cell>
        </table:table-row>
        <table:table-row table:style-name="ro1">
          <table:table-cell office:value-type="float" office:value="9.01744413376" calcext:value-type="float">
            <text:p>9.0174441338</text:p>
          </table:table-cell>
          <table:table-cell office:value-type="float" office:value="198.92578125" calcext:value-type="float">
            <text:p>198.92578125</text:p>
          </table:table-cell>
        </table:table-row>
        <table:table-row table:style-name="ro1">
          <table:table-cell office:value-type="float" office:value="9.02755212784" calcext:value-type="float">
            <text:p>9.0275521278</text:p>
          </table:table-cell>
          <table:table-cell office:value-type="float" office:value="198.92578125" calcext:value-type="float">
            <text:p>198.92578125</text:p>
          </table:table-cell>
        </table:table-row>
        <table:table-row table:style-name="ro1">
          <table:table-cell office:value-type="float" office:value="9.03766012192" calcext:value-type="float">
            <text:p>9.0376601219</text:p>
          </table:table-cell>
          <table:table-cell office:value-type="float" office:value="198.92578125" calcext:value-type="float">
            <text:p>198.92578125</text:p>
          </table:table-cell>
        </table:table-row>
        <table:table-row table:style-name="ro1">
          <table:table-cell office:value-type="float" office:value="9.047768116" calcext:value-type="float">
            <text:p>9.047768116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9.05787611008" calcext:value-type="float">
            <text:p>9.0578761101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9.06798315048" calcext:value-type="float">
            <text:p>9.0679831505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9.07808995247" calcext:value-type="float">
            <text:p>9.0780899525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9.08820700645" calcext:value-type="float">
            <text:p>9.0882070065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9.09831404686" calcext:value-type="float">
            <text:p>9.0983140469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9.1114180088" calcext:value-type="float">
            <text:p>9.1114180088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9.12153196335" calcext:value-type="float">
            <text:p>9.1215319634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9.13162994385" calcext:value-type="float">
            <text:p>9.1316299439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9.14173412323" calcext:value-type="float">
            <text:p>9.1417341232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9.15183806419" calcext:value-type="float">
            <text:p>9.1518380642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9.1619451046" calcext:value-type="float">
            <text:p>9.1619451046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9.17213606834" calcext:value-type="float">
            <text:p>9.1721360683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9.18224310875" calcext:value-type="float">
            <text:p>9.1822431088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9.1923520565" calcext:value-type="float">
            <text:p>9.1923520565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9.20245909691" calcext:value-type="float">
            <text:p>9.2024590969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9.21256709099" calcext:value-type="float">
            <text:p>9.212567091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9.22267413139" calcext:value-type="float">
            <text:p>9.2226741314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9.23278093338" calcext:value-type="float">
            <text:p>9.2327809334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9.24288797379" calcext:value-type="float">
            <text:p>9.2428879738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9.25299596786" calcext:value-type="float">
            <text:p>9.2529959679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9.26310300827" calcext:value-type="float">
            <text:p>9.2631030083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9.27321100235" calcext:value-type="float">
            <text:p>9.2732110024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9.28332710266" calcext:value-type="float">
            <text:p>9.2833271027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9.29343295097" calcext:value-type="float">
            <text:p>9.293432951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9.30353403091" calcext:value-type="float">
            <text:p>9.3035340309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9.31364202499" calcext:value-type="float">
            <text:p>9.313642025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9.32375097275" calcext:value-type="float">
            <text:p>9.3237509728</text:p>
          </table:table-cell>
          <table:table-cell office:value-type="float" office:value="200.09765625" calcext:value-type="float">
            <text:p>200.09765625</text:p>
          </table:table-cell>
        </table:table-row>
        <table:table-row table:style-name="ro1">
          <table:table-cell office:value-type="float" office:value="9.33385896683" calcext:value-type="float">
            <text:p>9.3338589668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9.34396696091" calcext:value-type="float">
            <text:p>9.3439669609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9.35407400131" calcext:value-type="float">
            <text:p>9.3540740013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9.36415410042" calcext:value-type="float">
            <text:p>9.3641541004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9.3742620945" calcext:value-type="float">
            <text:p>9.3742620945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9.38437008858" calcext:value-type="float">
            <text:p>9.3843700886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9.39447593689" calcext:value-type="float">
            <text:p>9.3944759369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9.40458393097" calcext:value-type="float">
            <text:p>9.404583931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9.41469216347" calcext:value-type="float">
            <text:p>9.4146921635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9.42480015755" calcext:value-type="float">
            <text:p>9.4248001576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9.43490815163" calcext:value-type="float">
            <text:p>9.4349081516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9.44501614571" calcext:value-type="float">
            <text:p>9.4450161457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9.45512294769" calcext:value-type="float">
            <text:p>9.4551229477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9.4652299881" calcext:value-type="float">
            <text:p>9.4652299881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9.47533893585" calcext:value-type="float">
            <text:p>9.4753389359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9.48544692993" calcext:value-type="float">
            <text:p>9.4854469299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9.4955470562" calcext:value-type="float">
            <text:p>9.4955470562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9.50565505028" calcext:value-type="float">
            <text:p>9.5056550503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9.51576304436" calcext:value-type="float">
            <text:p>9.5157630444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9.5258910656" calcext:value-type="float">
            <text:p>9.5258910656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9.53600001335" calcext:value-type="float">
            <text:p>9.5360000134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9.54610800743" calcext:value-type="float">
            <text:p>9.5461080074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9.55621504784" calcext:value-type="float">
            <text:p>9.5562150478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9.56632399559" calcext:value-type="float">
            <text:p>9.5663239956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9.57643198967" calcext:value-type="float">
            <text:p>9.5764319897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9.58653903008" calcext:value-type="float">
            <text:p>9.5865390301</text:p>
          </table:table-cell>
          <table:table-cell office:value-type="float" office:value="198.046875" calcext:value-type="float">
            <text:p>198.046875</text:p>
          </table:table-cell>
        </table:table-row>
        <table:table-row table:style-name="ro1">
          <table:table-cell office:value-type="float" office:value="9.59664702415" calcext:value-type="float">
            <text:p>9.5966470242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9.60675311089" calcext:value-type="float">
            <text:p>9.6067531109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9.61685395241" calcext:value-type="float">
            <text:p>9.6168539524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9.62696003914" calcext:value-type="float">
            <text:p>9.6269600391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9.63706803322" calcext:value-type="float">
            <text:p>9.6370680332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9.64717507362" calcext:value-type="float">
            <text:p>9.6471750736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9.65728211403" calcext:value-type="float">
            <text:p>9.657282114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9.66738915443" calcext:value-type="float">
            <text:p>9.6673891544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9.67749595642" calcext:value-type="float">
            <text:p>9.6774959564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9.68758296967" calcext:value-type="float">
            <text:p>9.6875829697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9.69768595695" calcext:value-type="float">
            <text:p>9.697685957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9.70779800415" calcext:value-type="float">
            <text:p>9.7077980042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9.71791195869" calcext:value-type="float">
            <text:p>9.7179119587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9.72801995277" calcext:value-type="float">
            <text:p>9.7280199528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9.73812794685" calcext:value-type="float">
            <text:p>9.7381279469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9.74823498726" calcext:value-type="float">
            <text:p>9.7482349873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9.75834202766" calcext:value-type="float">
            <text:p>9.7583420277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9.76844906807" calcext:value-type="float">
            <text:p>9.7684490681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9.77857613564" calcext:value-type="float">
            <text:p>9.7785761356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9.78871202469" calcext:value-type="float">
            <text:p>9.7887120247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9.79884696007" calcext:value-type="float">
            <text:p>9.7988469601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9.80898404121" calcext:value-type="float">
            <text:p>9.8089840412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9.81910204887" calcext:value-type="float">
            <text:p>9.8191020489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9.83141899109" calcext:value-type="float">
            <text:p>9.8314189911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9.84152412415" calcext:value-type="float">
            <text:p>9.8415241242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9.85163402557" calcext:value-type="float">
            <text:p>9.8516340256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9.86347198486" calcext:value-type="float">
            <text:p>9.8634719849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9.87359404564" calcext:value-type="float">
            <text:p>9.8735940456</text:p>
          </table:table-cell>
          <table:table-cell office:value-type="float" office:value="201.26953125" calcext:value-type="float">
            <text:p>201.26953125</text:p>
          </table:table-cell>
        </table:table-row>
        <table:table-row table:style-name="ro1">
          <table:table-cell office:value-type="float" office:value="9.88370203972" calcext:value-type="float">
            <text:p>9.8837020397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9.8938100338" calcext:value-type="float">
            <text:p>9.8938100338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9.90391111374" calcext:value-type="float">
            <text:p>9.9039111137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9.91401815414" calcext:value-type="float">
            <text:p>9.9140181541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9.92412495613" calcext:value-type="float">
            <text:p>9.9241249561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9.93423295021" calcext:value-type="float">
            <text:p>9.9342329502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9.94434094429" calcext:value-type="float">
            <text:p>9.9443409443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9.9544479847" calcext:value-type="float">
            <text:p>9.9544479847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9.96455597878" calcext:value-type="float">
            <text:p>9.9645559788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9.97466301918" calcext:value-type="float">
            <text:p>9.9746630192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9.98477101326" calcext:value-type="float">
            <text:p>9.9847710133</text:p>
          </table:table-cell>
          <table:table-cell office:value-type="float" office:value="198.33984375" calcext:value-type="float">
            <text:p>198.33984375</text:p>
          </table:table-cell>
        </table:table-row>
        <table:table-row table:style-name="ro1">
          <table:table-cell office:value-type="float" office:value="9.99487805367" calcext:value-type="float">
            <text:p>9.9948780537</text:p>
          </table:table-cell>
          <table:table-cell office:value-type="float" office:value="198.33984375" calcext:value-type="float">
            <text:p>198.33984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Lelis</meta:initial-creator>
    <meta:creation-date>2019-01-31T21:51:16.599432401</meta:creation-date>
    <dc:date>2019-01-31T21:52:58.398844844</dc:date>
    <dc:creator>Luiz Lelis</dc:creator>
    <meta:editing-duration>P0D</meta:editing-duration>
    <meta:editing-cycles>1</meta:editing-cycles>
    <meta:document-statistic meta:table-count="1" meta:cell-count="1974" meta:object-count="0"/>
    <meta:generator>LibreOffice/4.2.8.2$Linux_X86_64 LibreOffice_project/420m0$Build-2</meta:generator>
  </office:meta>
</office:document-meta>
</file>